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1" style:family="table-row">
      <style:table-row-properties style:min-row-height="0.286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2.6639in" style:rel-column-width="3836*"/>
    </style:style>
    <style:style style:name="Table5.B" style:family="table-column">
      <style:table-column-properties style:column-width="4.2611in" style:rel-column-width="613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6.925in" table:align="left"/>
    </style:style>
    <style:style style:name="Table7.A" style:family="table-column">
      <style:table-column-properties style:column-width="1.1424in"/>
    </style:style>
    <style:style style:name="Table7.B" style:family="table-column">
      <style:table-column-properties style:column-width="2.8576in"/>
    </style:style>
    <style:style style:name="Table7.C" style:family="table-column">
      <style:table-column-properties style:column-width="2.925in"/>
    </style:style>
    <style:style style:name="Table7.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0.9146in" style:rel-column-width="1317*"/>
    </style:style>
    <style:style style:name="Table8.B" style:family="table-column">
      <style:table-column-properties style:column-width="2.8097in" style:rel-column-width="4046*"/>
    </style:style>
    <style:style style:name="Table8.C" style:family="table-column">
      <style:table-column-properties style:column-width="3.2007in" style:rel-column-width="4609*"/>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972in" style:contextual-spacing="false" fo:text-indent="0in" style:auto-text-indent="false"/>
    </style:style>
    <style:style style:name="P3" style:family="paragraph" style:parent-style-name="Heading_20_2">
      <style:paragraph-properties fo:text-align="start" style:justify-single-word="false" fo:text-indent="0in" style:auto-text-indent="false"/>
    </style:style>
    <style:style style:name="P4" style:family="paragraph" style:parent-style-name="Heading_20_3">
      <style:paragraph-properties fo:margin-left="0in" fo:margin-right="0in" fo:margin-top="0in" fo:margin-bottom="0.0972in" style:contextual-spacing="false" fo:text-indent="0in" style:auto-text-indent="false"/>
      <style:text-properties officeooo:paragraph-rsid="001e9e2a"/>
    </style:style>
    <style:style style:name="P5" style:family="paragraph" style:parent-style-name="Heading_20_3">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6" style:family="paragraph" style:parent-style-name="Heading_20_3">
      <style:paragraph-properties fo:margin-left="0in" fo:margin-right="0in" fo:margin-top="0in" fo:margin-bottom="0.0972in" style:contextual-spacing="false" fo:text-indent="0in" style:auto-text-indent="false"/>
      <style:text-properties fo:font-weight="bold" fo:background-color="transparent" style:font-weight-asian="bold" style:font-weight-complex="bold"/>
    </style:style>
    <style:style style:name="P7" style:family="paragraph" style:parent-style-name="Heading_20_3">
      <style:paragraph-properties fo:break-before="page"/>
    </style:style>
    <style:style style:name="P8" style:family="paragraph" style:parent-style-name="Preformatted_20_Text">
      <style:paragraph-properties fo:margin-left="0in" fo:margin-right="0in" fo:text-indent="0in" style:auto-text-indent="false" style:writing-mode="lr-tb"/>
    </style:style>
    <style:style style:name="P9" style:family="paragraph" style:parent-style-name="Preformatted_20_Text">
      <style:paragraph-properties style:writing-mode="lr-tb"/>
    </style:style>
    <style:style style:name="P10" style:family="paragraph" style:parent-style-name="Preformatted_20_Text">
      <style:paragraph-properties fo:margin-top="0in" fo:margin-bottom="0.1965in" style:contextual-spacing="false" style:writing-mode="lr-tb"/>
    </style:style>
    <style:style style:name="P11" style:family="paragraph" style:parent-style-name="Preformatted_20_Text">
      <style:paragraph-properties fo:margin-left="0in" fo:margin-right="0in" fo:text-indent="0in" style:auto-text-indent="false" style:writing-mode="lr-tb"/>
      <style:text-properties officeooo:paragraph-rsid="001fa412"/>
    </style:style>
    <style:style style:name="P12" style:family="paragraph" style:parent-style-name="Preformatted_20_Text">
      <style:paragraph-properties style:writing-mode="lr-tb"/>
      <style:text-properties officeooo:paragraph-rsid="001fa412"/>
    </style:style>
    <style:style style:name="P13" style:family="paragraph" style:parent-style-name="Preformatted_20_Text">
      <style:paragraph-properties fo:margin-top="0in" fo:margin-bottom="0.1965in" style:contextual-spacing="false" style:writing-mode="lr-tb"/>
      <style:text-properties officeooo:paragraph-rsid="001fa412"/>
    </style:style>
    <style:style style:name="P14" style:family="paragraph" style:parent-style-name="Preformatted_20_Text">
      <style:text-properties officeooo:paragraph-rsid="001fa412"/>
    </style:style>
    <style:style style:name="P15"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1096d"/>
    </style:style>
    <style:style style:name="P16"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24ae5"/>
    </style:style>
    <style:style style:name="P17"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24ae5"/>
    </style:style>
    <style:style style:name="P18"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24ae5"/>
    </style:style>
    <style:style style:name="P19"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335b6"/>
    </style:style>
    <style:style style:name="P20"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335b6"/>
    </style:style>
    <style:style style:name="P21" style:family="paragraph" style:parent-style-name="Preformatted_20_Text" style:list-style-name="L53">
      <style:paragraph-properties fo:margin-top="0in" fo:margin-bottom="0.1965in" style:contextual-spacing="false" style:writing-mode="lr-tb"/>
    </style:style>
    <style:style style:name="P22" style:family="paragraph" style:parent-style-name="Preformatted_20_Text" style:list-style-name="L53">
      <style:paragraph-properties fo:margin-left="0in" fo:margin-right="0in" fo:text-indent="0in" style:auto-text-indent="false" style:writing-mode="lr-tb"/>
    </style:style>
    <style:style style:name="P23" style:family="paragraph" style:parent-style-name="Preformatted_20_Text" style:list-style-name="L54">
      <style:paragraph-properties fo:margin-top="0in" fo:margin-bottom="0.1965in" style:contextual-spacing="false" style:writing-mode="lr-tb"/>
    </style:style>
    <style:style style:name="P24" style:family="paragraph" style:parent-style-name="Preformatted_20_Text" style:list-style-name="L54">
      <style:paragraph-properties fo:margin-left="0in" fo:margin-right="0in" fo:text-indent="0in" style:auto-text-indent="false" style:writing-mode="lr-tb"/>
    </style:style>
    <style:style style:name="P25" style:family="paragraph" style:parent-style-name="Standard">
      <style:paragraph-properties fo:text-align="start" style:justify-single-word="false" fo:text-indent="0in" style:auto-text-indent="false"/>
    </style:style>
    <style:style style:name="P26" style:family="paragraph" style:parent-style-name="Standard">
      <style:text-properties officeooo:paragraph-rsid="00224ae5"/>
    </style:style>
    <style:style style:name="P27" style:family="paragraph" style:parent-style-name="Standard">
      <style:text-properties officeooo:paragraph-rsid="002335b6"/>
    </style:style>
    <style:style style:name="P28" style:family="paragraph" style:parent-style-name="Table_20_Contents">
      <style:text-properties officeooo:paragraph-rsid="001e9e2a"/>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fo:font-weight="bold" officeooo:rsid="00224ae5" officeooo:paragraph-rsid="00224ae5" style:font-weight-asian="bold" style:font-weight-complex="bold"/>
    </style:style>
    <style:style style:name="P31" style:family="paragraph" style:parent-style-name="Table_20_Contents">
      <style:text-properties fo:font-weight="normal" officeooo:paragraph-rsid="001e9e2a" style:font-weight-asian="normal" style:font-weight-complex="normal"/>
    </style:style>
    <style:style style:name="P32" style:family="paragraph" style:parent-style-name="Table_20_Contents">
      <style:text-properties officeooo:paragraph-rsid="001fa412"/>
    </style:style>
    <style:style style:name="P33" style:family="paragraph" style:parent-style-name="Table_20_Contents">
      <style:text-properties officeooo:rsid="00224ae5" officeooo:paragraph-rsid="00224ae5"/>
    </style:style>
    <style:style style:name="P34" style:family="paragraph" style:parent-style-name="Text_20_body">
      <style:paragraph-properties fo:margin-left="0in" fo:margin-right="0in" fo:margin-top="0in" fo:margin-bottom="0.0972in" style:contextual-spacing="false" fo:text-indent="0in" style:auto-text-indent="false"/>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list-style-name="L6"/>
    <style:style style:name="P37"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style:font-weight-asian="bold" style:font-weight-complex="bold"/>
    </style:style>
    <style:style style:name="P38"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style:font-weight-asian="bold" style:font-weight-complex="bold"/>
    </style:style>
    <style:style style:name="P39"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40"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41"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fo:background-color="#ffff00" style:font-weight-asian="bold" style:font-weight-complex="bold"/>
    </style:style>
    <style:style style:name="P42"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24ae5" fo:background-color="#ffff00" style:font-weight-asian="bold" style:font-weight-complex="bold"/>
    </style:style>
    <style:style style:name="P43" style:family="paragraph" style:parent-style-name="Text_20_body">
      <style:paragraph-properties fo:margin-left="0in" fo:margin-right="0in" fo:margin-top="0in" fo:margin-bottom="0.0972in" style:contextual-spacing="false" fo:text-indent="0in" style:auto-text-indent="false"/>
      <style:text-properties officeooo:paragraph-rsid="001e9e2a"/>
    </style:style>
    <style:style style:name="P44" style:family="paragraph" style:parent-style-name="Text_20_body">
      <style:text-properties officeooo:paragraph-rsid="001e9e2a"/>
    </style:style>
    <style:style style:name="P45" style:family="paragraph" style:parent-style-name="Text_20_body" style:list-style-name="L1"/>
    <style:style style:name="P46" style:family="paragraph" style:parent-style-name="Text_20_body" style:list-style-name="L1">
      <style:paragraph-properties fo:margin-top="0in" fo:margin-bottom="0in" style:contextual-spacing="false"/>
    </style:style>
    <style:style style:name="P47" style:family="paragraph" style:parent-style-name="Text_20_body">
      <style:paragraph-properties fo:margin-top="0in" fo:margin-bottom="0in" style:contextual-spacing="false"/>
    </style:style>
    <style:style style:name="P48" style:family="paragraph" style:parent-style-name="Text_20_body">
      <style:text-properties fo:font-weight="normal" officeooo:paragraph-rsid="001e9e2a" style:font-weight-asian="normal" style:font-weight-complex="normal"/>
    </style:style>
    <style:style style:name="P49" style:family="paragraph" style:parent-style-name="Text_20_body">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50" style:family="paragraph" style:parent-style-name="Text_20_body">
      <style:paragraph-properties fo:margin-left="0in" fo:margin-right="0in" fo:margin-top="0in" fo:margin-bottom="0.0972in" style:contextual-spacing="false" fo:text-indent="0in" style:auto-text-indent="false"/>
      <style:text-properties fo:font-weight="normal" officeooo:rsid="00235403" officeooo:paragraph-rsid="00235403" fo:background-color="transparent" style:font-weight-asian="normal" style:font-weight-complex="normal"/>
    </style:style>
    <style:style style:name="P51" style:family="paragraph" style:parent-style-name="Text_20_body" style:list-style-name="L7"/>
    <style:style style:name="P52" style:family="paragraph" style:parent-style-name="Text_20_body" style:list-style-name="L7">
      <style:paragraph-properties fo:margin-top="0in" fo:margin-bottom="0in" style:contextual-spacing="false"/>
    </style:style>
    <style:style style:name="P53" style:family="paragraph" style:parent-style-name="Text_20_body" style:list-style-name="L10"/>
    <style:style style:name="P54" style:family="paragraph" style:parent-style-name="Text_20_body" style:list-style-name="L10">
      <style:paragraph-properties fo:margin-top="0in" fo:margin-bottom="0in" style:contextual-spacing="false"/>
    </style:style>
    <style:style style:name="P55" style:family="paragraph" style:parent-style-name="Text_20_body" style:list-style-name="L2">
      <style:text-properties officeooo:paragraph-rsid="001fa412"/>
    </style:style>
    <style:style style:name="P56" style:family="paragraph" style:parent-style-name="Text_20_body" style:list-style-name="L11"/>
    <style:style style:name="P57" style:family="paragraph" style:parent-style-name="Text_20_body" style:list-style-name="L11">
      <style:paragraph-properties fo:margin-top="0in" fo:margin-bottom="0in" style:contextual-spacing="false"/>
    </style:style>
    <style:style style:name="P58" style:family="paragraph" style:parent-style-name="Text_20_body" style:list-style-name="L3">
      <style:text-properties officeooo:paragraph-rsid="001fa412"/>
    </style:style>
    <style:style style:name="P59" style:family="paragraph" style:parent-style-name="Text_20_body" style:list-style-name="L12"/>
    <style:style style:name="P60" style:family="paragraph" style:parent-style-name="Text_20_body" style:list-style-name="L12">
      <style:paragraph-properties fo:margin-top="0in" fo:margin-bottom="0in" style:contextual-spacing="false"/>
    </style:style>
    <style:style style:name="P61" style:family="paragraph" style:parent-style-name="Text_20_body" style:list-style-name="L4">
      <style:text-properties officeooo:paragraph-rsid="0021096d"/>
    </style:style>
    <style:style style:name="P62" style:family="paragraph" style:parent-style-name="Text_20_body" style:list-style-name="L13"/>
    <style:style style:name="P63" style:family="paragraph" style:parent-style-name="Text_20_body" style:list-style-name="L13">
      <style:paragraph-properties fo:margin-top="0in" fo:margin-bottom="0in" style:contextual-spacing="false"/>
    </style:style>
    <style:style style:name="P64" style:family="paragraph" style:parent-style-name="Text_20_body" style:list-style-name="L5">
      <style:text-properties officeooo:paragraph-rsid="0021096d"/>
    </style:style>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6">
      <style:paragraph-properties fo:margin-top="0in" fo:margin-bottom="0in" style:contextual-spacing="false"/>
    </style:style>
    <style:style style:name="P69" style:family="paragraph" style:parent-style-name="Text_20_body" style:list-style-name="L17"/>
    <style:style style:name="P70" style:family="paragraph" style:parent-style-name="Text_20_body" style:list-style-name="L17">
      <style:paragraph-properties fo:margin-top="0in" fo:margin-bottom="0in" style:contextual-spacing="false"/>
    </style:style>
    <style:style style:name="P71" style:family="paragraph" style:parent-style-name="Text_20_body">
      <style:paragraph-properties fo:margin-left="0in" fo:margin-right="0in" fo:margin-top="0in" fo:margin-bottom="0.0972in" style:contextual-spacing="false" fo:text-indent="0in" style:auto-text-indent="false"/>
      <style:text-properties officeooo:paragraph-rsid="001fa412"/>
    </style:style>
    <style:style style:name="P72" style:family="paragraph" style:parent-style-name="Text_20_body">
      <style:text-properties officeooo:paragraph-rsid="001fa412"/>
    </style:style>
    <style:style style:name="P73" style:family="paragraph" style:parent-style-name="Text_20_body">
      <style:paragraph-properties fo:margin-left="0in" fo:margin-right="0in" fo:margin-top="0in" fo:margin-bottom="0.0972in" style:contextual-spacing="false" fo:text-indent="0in" style:auto-text-indent="false"/>
      <style:text-properties fo:background-color="#ffff00"/>
    </style:style>
    <style:style style:name="P74" style:family="paragraph" style:parent-style-name="Text_20_body">
      <style:text-properties officeooo:paragraph-rsid="0021096d"/>
    </style:style>
    <style:style style:name="P75" style:family="paragraph" style:parent-style-name="Text_20_body" style:list-style-name="L18"/>
    <style:style style:name="P76" style:family="paragraph" style:parent-style-name="Text_20_body" style:list-style-name="L18">
      <style:paragraph-properties fo:margin-top="0in" fo:margin-bottom="0in" style:contextual-spacing="false"/>
    </style:style>
    <style:style style:name="P77" style:family="paragraph" style:parent-style-name="Text_20_body" style:list-style-name="L19"/>
    <style:style style:name="P78" style:family="paragraph" style:parent-style-name="Text_20_body" style:list-style-name="L19">
      <style:paragraph-properties fo:margin-top="0in" fo:margin-bottom="0in" style:contextual-spacing="false"/>
    </style:style>
    <style:style style:name="P79" style:family="paragraph" style:parent-style-name="Text_20_body" style:list-style-name="L20"/>
    <style:style style:name="P80" style:family="paragraph" style:parent-style-name="Text_20_body" style:list-style-name="L20">
      <style:paragraph-properties fo:margin-top="0in" fo:margin-bottom="0in" style:contextual-spacing="false"/>
    </style:style>
    <style:style style:name="P81" style:family="paragraph" style:parent-style-name="Text_20_body" style:list-style-name="L21"/>
    <style:style style:name="P82" style:family="paragraph" style:parent-style-name="Text_20_body" style:list-style-name="L21">
      <style:paragraph-properties fo:margin-top="0in" fo:margin-bottom="0in" style:contextual-spacing="false"/>
    </style:style>
    <style:style style:name="P83" style:family="paragraph" style:parent-style-name="Text_20_body" style:list-style-name="L22"/>
    <style:style style:name="P84" style:family="paragraph" style:parent-style-name="Text_20_body" style:list-style-name="L23"/>
    <style:style style:name="P85" style:family="paragraph" style:parent-style-name="Text_20_body" style:list-style-name="L23">
      <style:paragraph-properties fo:margin-top="0in" fo:margin-bottom="0in" style:contextual-spacing="false"/>
    </style:style>
    <style:style style:name="P86" style:family="paragraph" style:parent-style-name="Text_20_body">
      <style:paragraph-properties fo:margin-left="0in" fo:margin-right="0in" fo:margin-top="0in" fo:margin-bottom="0.0972in" style:contextual-spacing="false" fo:text-indent="0in" style:auto-text-indent="false"/>
      <style:text-properties officeooo:paragraph-rsid="00224ae5"/>
    </style:style>
    <style:style style:name="P87" style:family="paragraph" style:parent-style-name="Text_20_body">
      <style:paragraph-properties fo:margin-top="0in" fo:margin-bottom="0in" style:contextual-spacing="false"/>
      <style:text-properties officeooo:paragraph-rsid="00224ae5"/>
    </style:style>
    <style:style style:name="P88" style:family="paragraph" style:parent-style-name="Text_20_body">
      <style:text-properties officeooo:paragraph-rsid="002335b6"/>
    </style:style>
    <style:style style:name="P89" style:family="paragraph" style:parent-style-name="Text_20_body">
      <style:paragraph-properties fo:margin-top="0in" fo:margin-bottom="0in" style:contextual-spacing="false"/>
      <style:text-properties officeooo:paragraph-rsid="002335b6"/>
    </style:style>
    <style:style style:name="P90" style:family="paragraph" style:parent-style-name="Text_20_body" style:list-style-name="L39"/>
    <style:style style:name="P91" style:family="paragraph" style:parent-style-name="Text_20_body" style:list-style-name="L39">
      <style:paragraph-properties fo:margin-top="0in" fo:margin-bottom="0in" style:contextual-spacing="false"/>
    </style:style>
    <style:style style:name="P92" style:family="paragraph" style:parent-style-name="Text_20_body" style:list-style-name="L40"/>
    <style:style style:name="P93" style:family="paragraph" style:parent-style-name="Text_20_body" style:list-style-name="L40">
      <style:paragraph-properties fo:margin-top="0in" fo:margin-bottom="0in" style:contextual-spacing="false"/>
    </style:style>
    <style:style style:name="P94" style:family="paragraph" style:parent-style-name="Text_20_body" style:list-style-name="L41"/>
    <style:style style:name="P95" style:family="paragraph" style:parent-style-name="Text_20_body" style:list-style-name="L41">
      <style:paragraph-properties fo:margin-top="0in" fo:margin-bottom="0in" style:contextual-spacing="false"/>
    </style:style>
    <style:style style:name="P96" style:family="paragraph" style:parent-style-name="Text_20_body" style:list-style-name="L42"/>
    <style:style style:name="P97" style:family="paragraph" style:parent-style-name="Text_20_body" style:list-style-name="L42">
      <style:paragraph-properties fo:margin-top="0in" fo:margin-bottom="0in" style:contextual-spacing="false"/>
    </style:style>
    <style:style style:name="P98" style:family="paragraph" style:parent-style-name="Text_20_body" style:list-style-name="L43"/>
    <style:style style:name="P99" style:family="paragraph" style:parent-style-name="Text_20_body" style:list-style-name="L43">
      <style:paragraph-properties fo:margin-top="0in" fo:margin-bottom="0in" style:contextual-spacing="false"/>
    </style:style>
    <style:style style:name="P100" style:family="paragraph" style:parent-style-name="Text_20_body" style:list-style-name="L44"/>
    <style:style style:name="P101" style:family="paragraph" style:parent-style-name="Text_20_body" style:list-style-name="L44">
      <style:paragraph-properties fo:margin-top="0in" fo:margin-bottom="0in" style:contextual-spacing="false"/>
    </style:style>
    <style:style style:name="P102" style:family="paragraph" style:parent-style-name="Text_20_body" style:list-style-name="L45"/>
    <style:style style:name="P103" style:family="paragraph" style:parent-style-name="Text_20_body" style:list-style-name="L45">
      <style:paragraph-properties fo:margin-top="0in" fo:margin-bottom="0in" style:contextual-spacing="false"/>
    </style:style>
    <style:style style:name="P104" style:family="paragraph" style:parent-style-name="Text_20_body" style:list-style-name="L46"/>
    <style:style style:name="P105" style:family="paragraph" style:parent-style-name="Text_20_body" style:list-style-name="L46">
      <style:paragraph-properties fo:margin-top="0in" fo:margin-bottom="0in" style:contextual-spacing="false"/>
    </style:style>
    <style:style style:name="P106" style:family="paragraph" style:parent-style-name="Text_20_body" style:list-style-name="L47"/>
    <style:style style:name="P107" style:family="paragraph" style:parent-style-name="Text_20_body" style:list-style-name="L47">
      <style:paragraph-properties fo:margin-top="0in" fo:margin-bottom="0in" style:contextual-spacing="false"/>
    </style:style>
    <style:style style:name="P108" style:family="paragraph" style:parent-style-name="Text_20_body" style:list-style-name="L48"/>
    <style:style style:name="P109" style:family="paragraph" style:parent-style-name="Text_20_body" style:list-style-name="L48">
      <style:paragraph-properties fo:margin-top="0in" fo:margin-bottom="0in" style:contextual-spacing="false"/>
    </style:style>
    <style:style style:name="P110" style:family="paragraph" style:parent-style-name="Text_20_body" style:list-style-name="L49"/>
    <style:style style:name="P111" style:family="paragraph" style:parent-style-name="Text_20_body" style:list-style-name="L49">
      <style:paragraph-properties fo:margin-top="0in" fo:margin-bottom="0in" style:contextual-spacing="false"/>
    </style:style>
    <style:style style:name="P112" style:family="paragraph" style:parent-style-name="Text_20_body" style:list-style-name="L50"/>
    <style:style style:name="P113" style:family="paragraph" style:parent-style-name="Text_20_body" style:list-style-name="L50">
      <style:paragraph-properties fo:margin-top="0in" fo:margin-bottom="0in" style:contextual-spacing="false"/>
    </style:style>
    <style:style style:name="P114" style:family="paragraph" style:parent-style-name="Text_20_body" style:list-style-name="L51"/>
    <style:style style:name="P115" style:family="paragraph" style:parent-style-name="Text_20_body" style:list-style-name="L52"/>
    <style:style style:name="P116" style:family="paragraph" style:parent-style-name="Text_20_body" style:list-style-name="L52">
      <style:paragraph-properties fo:margin-top="0in" fo:margin-bottom="0in" style:contextual-spacing="false"/>
    </style:style>
    <style:style style:name="P117" style:family="paragraph" style:parent-style-name="Text_20_body" style:list-style-name="L53"/>
    <style:style style:name="P118" style:family="paragraph" style:parent-style-name="Text_20_body" style:list-style-name="L54"/>
    <style:style style:name="P119" style:family="paragraph" style:parent-style-name="Text_20_body" style:list-style-name="L55">
      <style:paragraph-properties fo:margin-top="0in" fo:margin-bottom="0in" style:contextual-spacing="false"/>
    </style:style>
    <style:style style:name="P120" style:family="paragraph" style:parent-style-name="Text_20_body" style:list-style-name="L56"/>
    <style:style style:name="P121" style:family="paragraph" style:parent-style-name="Text_20_body" style:list-style-name="L56">
      <style:paragraph-properties fo:margin-top="0in" fo:margin-bottom="0in" style:contextual-spacing="false"/>
    </style:style>
    <style:style style:name="P122" style:family="paragraph" style:parent-style-name="Text_20_body" style:list-style-name="L57">
      <style:paragraph-properties fo:margin-top="0in" fo:margin-bottom="0in" style:contextual-spacing="false"/>
    </style:style>
    <style:style style:name="P123" style:family="paragraph" style:parent-style-name="Text_20_body" style:list-style-name="L58"/>
    <style:style style:name="P124" style:family="paragraph" style:parent-style-name="Text_20_body" style:list-style-name="L58">
      <style:paragraph-properties fo:margin-top="0in" fo:margin-bottom="0in" style:contextual-spacing="false"/>
    </style:style>
    <style:style style:name="P125" style:family="paragraph" style:parent-style-name="Text_20_body" style:list-style-name="L59"/>
    <style:style style:name="P126" style:family="paragraph" style:parent-style-name="Text_20_body" style:list-style-name="L59">
      <style:paragraph-properties fo:margin-top="0in" fo:margin-bottom="0in" style:contextual-spacing="false"/>
    </style:style>
    <style:style style:name="P127" style:family="paragraph" style:parent-style-name="Text_20_body" style:list-style-name="L60"/>
    <style:style style:name="T1" style:family="text">
      <style:text-properties fo:color="#00b8b8" loext:opacity="100%" style:font-name="Consolas" fo:font-size="10pt" fo:font-style="italic" fo:background-color="#373737" loext:char-shading-value="0" style:font-size-asian="10pt" style:font-style-asian="italic"/>
    </style:style>
    <style:style style:name="T2" style:family="text">
      <style:text-properties style:font-name="Consolas"/>
    </style:style>
    <style:style style:name="T3" style:family="text">
      <style:text-properties officeooo:rsid="001e9e2a"/>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fa412" style:font-weight-asian="normal" style:font-weight-complex="normal"/>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fo:font-weight="normal" officeooo:rsid="002335b6" fo:background-color="transparent" loext:char-shading-value="0" style:font-weight-asian="normal" style:font-weight-complex="normal"/>
    </style:style>
    <style:style style:name="T11" style:family="text">
      <style:text-properties officeooo:rsid="001fa412"/>
    </style:style>
    <style:style style:name="T12" style:family="text"/>
    <style:style style:name="T13" style:family="text">
      <style:text-properties officeooo:rsid="0021096d"/>
    </style:style>
    <style:style style:name="T14" style:family="text">
      <style:text-properties officeooo:rsid="00224ae5"/>
    </style:style>
    <style:style style:name="T15" style:family="text">
      <style:text-properties officeooo:rsid="002335b6"/>
    </style:style>
    <style:style style:name="T16" style:family="text">
      <style:text-properties officeooo:rsid="00235403"/>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2-theory-questions" text:anchor-type="page" text:anchor-page-number="1" svg:x="-0.2917in" svg:y="0in" svg:width="0.2917in" draw:z-index="0">
        <draw:text-box fo:min-height="0.2917in">
          <text:p text:style-name="P1"/>
        </draw:text-box>
      </draw:frame>
      <text:h text:style-name="P3" text:outline-level="2" loext:marker-style-name="T2"><text:span text:style-name="T1">2. Theory questions</text:span></text:h>
      <text:p text:style-name="P71">These study questions are good to get an overview of how SQL and relational databases work.</text:p>
      <text:p text:style-name="P71"><text:span text:style-name="T5">a) What is SQL, and why is it important in relational databases?</text:span></text:p>
      <text:p text:style-name="P43">SQL, or <text:span text:style-name="Emphasis">Structured Query Language</text:span>, is a programming language designed to interact with relational databases. It’s the standard way to manage and manipulate structured data within a database. </text:p>
      <text:p text:style-name="P43">SQL allows users to create, read, update, and delete data—collectively known as CRUD operations. The <text:span text:style-name="T3">power</text:span> of SQL lies in its ability to query data in highly flexible ways, allowing for complex data retrieval, transformation, and analysis.</text:p>
      <text:p text:style-name="P44">Why is it important? Well, think of a relational database as a vast library of information organized into tables (like shelves full of books), and SQL is the key to navigating and managing that library. </text:p>
      <text:p text:style-name="P44">Here are a few key reasons why SQL is crucial:</text:p>
      <text:list text:style-name="L6">
        <text:list-item>
          <text:p text:style-name="P36"><text:span text:style-name="Strong_20_Emphasis">Data Organization &amp; Structure</text:span>: SQL helps define and structure the database by creating tables, establishing relationships between them (using primary and foreign keys), and enforcing rules that maintain data integrity (constraints like uniqueness, not null, etc.).</text:p>
        </text:list-item>
        <text:list-item>
          <text:p text:style-name="P36"><text:span text:style-name="Strong_20_Emphasis">Efficient Data Retrieval</text:span>: In relational databases, SQL lets you pull exactly the data you need, using powerful queries that can join multiple tables, filter data, sort results, and perform calculations—all in one go.</text:p>
        </text:list-item>
        <text:list-item>
          <text:p text:style-name="P36"><text:span text:style-name="Strong_20_Emphasis">Flexibility</text:span>: One of SQL's strengths is its ability to adapt to various types of analysis. Whether you're doing simple lookups or complex aggregations, SQL can handle everything from basic SELECT queries to intricate subqueries, nested queries, and even multi-step transactional operations.</text:p>
        </text:list-item>
        <text:list-item>
          <text:p text:style-name="P36"><text:span text:style-name="Strong_20_Emphasis">Data Integrity and Security</text:span>: SQL helps maintain the integrity of the data through its ability to define rules about data types, relationships, and constraints. It also allows for the implementation of user roles and permissions to secure access to sensitive data.</text:p>
        </text:list-item>
        <text:list-item>
          <text:p text:style-name="P36"><text:span text:style-name="Strong_20_Emphasis">Portability</text:span>: Since SQL is the standardized language used by almost all relational databases (like MySQL, PostgreSQL, Microsoft SQL Server, Oracle, etc.), the skills you develop in SQL are transferable across many different platforms.</text:p>
        </text:list-item>
        <text:list-item>
          <text:p text:style-name="P36"><text:span text:style-name="Strong_20_Emphasis">Interactivity with Other Systems</text:span>: SQL interfaces seamlessly with a variety of other tools, ranging from data analysis software like Python, R, and Excel, to business intelligence platforms. This interoperability makes it an essential skill in a data-driven world.</text:p>
        </text:list-item>
      </text:list>
      <text:p text:style-name="Text_20_body">Ultimately, SQL is the backbone of relational databases, enabling businesses, developers, and analysts to efficiently manage and derive value from large datasets. Whether you're building a simple application or running a complex analytics pipeline, knowing SQL is indispensable.</text:p>
      <text:p text:style-name="P2"/>
      <text:p text:style-name="P40">b) Explain the difference between HAVING and WHERE clauses.</text:p>
      <text:p text:style-name="P2">The <text:span text:style-name="Source_20_Text">HAVING</text:span> and <text:span text:style-name="Source_20_Text">WHERE</text:span> clauses in SQL are both used to filter data, but they serve different purposes and are used in different contexts. </text:p>
      <table:table table:name="Table1" table:style-name="Table1">
        <table:table-column table:style-name="Table1.A" table:number-columns-repeated="2"/>
        <table:table-row table:style-name="Table1.1">
          <table:table-cell table:style-name="Table1.A1" office:value-type="string">
            <text:p text:style-name="P43"><text:span text:style-name="Source_20_Text">WHERE</text:span></text:p>
          </table:table-cell>
          <table:table-cell table:style-name="Table1.B1" office:value-type="string">
            <text:p text:style-name="P43"><text:span text:style-name="Source_20_Text">HAVING</text:span></text:p>
          </table:table-cell>
        </table:table-row>
        <table:table-row>
          <table:table-cell table:style-name="Table1.A2" office:value-type="string">
            <text:p text:style-name="P28"><text:span text:style-name="Strong_20_Emphasis">Purpose</text:span>: </text:p>
            <text:p text:style-name="P28">The <text:span text:style-name="Source_20_Text">WHERE</text:span> clause is used to filter rows <text:span text:style-name="Strong_20_Emphasis">before</text:span> any grouping or aggregation is done in a query. </text:p>
          </table:table-cell>
          <table:table-cell table:style-name="Table1.B2" office:value-type="string">
            <text:p text:style-name="P28"><text:span text:style-name="Strong_20_Emphasis">Purpose</text:span>: </text:p>
            <text:p text:style-name="P28">The <text:span text:style-name="Source_20_Text">HAVING</text:span> clause is used to filter data <text:span text:style-name="Strong_20_Emphasis">after</text:span></text:p>
            <text:p text:style-name="P28">it has been grouped (usually after <text:span text:style-name="Source_20_Text">GROUP BY</text:span>), typically based on an aggregated value, like the result of a <text:span text:style-name="Source_20_Text">COUNT()</text:span>, <text:span text:style-name="Source_20_Text">SUM()</text:span>, <text:span text:style-name="Source_20_Text">AVG()</text:span>, etc. </text:p>
          </table:table-cell>
        </table:table-row>
        <table:table-row>
          <table:table-cell table:style-name="Table1.A2" office:value-type="string">
            <text:p text:style-name="P28"><text:span text:style-name="Strong_20_Emphasis">When to use</text:span>: </text:p>
            <text:p text:style-name="P28">You use <text:span text:style-name="Source_20_Text">WHERE</text:span> to filter rows based on individual column values, like checking if a column meets a certain condition </text:p>
            <text:p text:style-name="P28">(e.g., <text:span text:style-name="Source_20_Text">salary &gt; 50000</text:span> or <text:span text:style-name="Source_20_Text">age = 30</text:span>). </text:p>
          </table:table-cell>
          <table:table-cell table:style-name="Table1.B2" office:value-type="string">
            <text:p text:style-name="P28"><text:span text:style-name="Strong_20_Emphasis">When to use</text:span>: </text:p>
            <text:p text:style-name="P28">You use <text:span text:style-name="Source_20_Text">HAVING</text:span> when you want to filter <text:span text:style-name="T4">the results of an aggregation</text:span>. </text:p>
            <text:p text:style-name="P28">For example, you might want to find groups that have a total sum above a certain value. </text:p>
          </table:table-cell>
        </table:table-row>
        <table:table-row>
          <table:table-cell table:style-name="Table1.A2" office:value-type="string">
            <text:p text:style-name="P28"><text:span text:style-name="Strong_20_Emphasis">Works with</text:span>: </text:p>
            <text:p text:style-name="P28">Non-aggregated data (i.e., rows in the table). </text:p>
          </table:table-cell>
          <table:table-cell table:style-name="Table1.B2" office:value-type="string">
            <text:p text:style-name="P28"><text:span text:style-name="Strong_20_Emphasis">Works with</text:span>: </text:p>
            <text:p text:style-name="P28">Aggregated data (i.e., after <text:span text:style-name="Source_20_Text">GROUP BY</text:span>). </text:p>
          </table:table-cell>
        </table:table-row>
        <table:table-row>
          <table:table-cell table:style-name="Table1.A2" office:value-type="string">
            <text:p text:style-name="P28"><text:span text:style-name="Strong_20_Emphasis">Where it goes</text:span>: </text:p>
            <text:p text:style-name="P28">It appears directly after the <text:span text:style-name="Source_20_Text">FROM</text:span> clause and before the <text:span text:style-name="Source_20_Text">GROUP BY</text:span>, <text:span text:style-name="Source_20_Text">ORDER BY</text:span>, and other clauses. </text:p>
          </table:table-cell>
          <table:table-cell table:style-name="Table1.B2" office:value-type="string">
            <text:p text:style-name="P28"><text:span text:style-name="Strong_20_Emphasis">Where it goes</text:span>: </text:p>
            <text:p text:style-name="P28">It appears after the <text:span text:style-name="Source_20_Text">GROUP BY</text:span> clause (if there's one) and before the <text:span text:style-name="Source_20_Text">ORDER BY</text:span> clause. </text:p>
          </table:table-cell>
        </table:table-row>
        <table:table-row>
          <table:table-cell table:style-name="Table1.A2" office:value-type="string">
            <text:p text:style-name="P29">Example:</text:p>
            <text:p text:style-name="P28">SELECT name, salary </text:p>
            <text:p text:style-name="P28">FROM employees </text:p>
            <text:p text:style-name="P28">WHERE salary &gt; 50000; </text:p>
            <text:p text:style-name="P28"/>
            <text:p text:style-name="P28">This query will return all employees whose salary is greater than 50,000, filtering them <text:span text:style-name="Strong_20_Emphasis">before</text:span> any grouping or aggregation. </text:p>
            <text:p text:style-name="P28"/>
            <text:p text:style-name="P28"><text:span text:style-name="T3">NOTE: </text:span></text:p>
            <text:p text:style-name="P28"><text:span text:style-name="T3">Y</text:span>ou can’t use <text:span text:style-name="Source_20_Text">WHERE</text:span> to filter on aggregated data (like <text:span text:style-name="Source_20_Text">COUNT()</text:span> or <text:span text:style-name="Source_20_Text">SUM()</text:span>). </text:p>
            <text:p text:style-name="P28">You can’t use <text:span text:style-name="Source_20_Text">HAVING</text:span> to filter data that hasn't been aggregated or grouped.</text:p>
          </table:table-cell>
          <table:table-cell table:style-name="Table1.B2" office:value-type="string">
            <text:p text:style-name="P29">Example: <text:span text:style-name="T6"/></text:p>
            <text:p text:style-name="P31">SELECT department, AVG(salary) AS avg_salary </text:p>
            <text:p text:style-name="P31">FROM employees </text:p>
            <text:p text:style-name="P31">GROUP BY department </text:p>
            <text:p text:style-name="P31">HAVING AVG(salary) &gt; 60000; </text:p>
            <text:p text:style-name="P31"/>
            <text:p text:style-name="P48">In this example:</text:p>
            <text:list text:style-name="L1">
              <text:list-item>
                <text:p text:style-name="P46">The <text:span text:style-name="Source_20_Text">GROUP BY</text:span> clause groups the employees by department.</text:p>
              </text:list-item>
              <text:list-item>
                <text:p text:style-name="P45">The <text:span text:style-name="Source_20_Text">HAVING</text:span> clause then filters those groups, returning only the departments where the average salary is greater than 60,000.</text:p>
              </text:list-item>
            </text:list>
            <text:p text:style-name="P31"/>
          </table:table-cell>
        </table:table-row>
      </table:table>
      <text:p text:style-name="P2"/>
      <text:h text:style-name="P4" text:outline-level="3">Key Difference:</text:h>
      <text:list text:style-name="L7">
        <text:list-item>
          <text:p text:style-name="P52"><text:span text:style-name="Strong_20_Emphasis">WHERE</text:span> filters <text:span text:style-name="Strong_20_Emphasis">rows</text:span> before any grouping happens.</text:p>
        </text:list-item>
        <text:list-item>
          <text:p text:style-name="P51"><text:span text:style-name="Strong_20_Emphasis">HAVING</text:span> filters <text:span text:style-name="Strong_20_Emphasis">groups</text:span> (after aggregation) created by <text:span text:style-name="Source_20_Text">GROUP BY</text:span></text:p>
        </text:list-item>
      </text:list>
      <text:p text:style-name="P43">  </text:p>
      <text:p text:style-name="P41"><text:soft-page-break/>c) Explain the purpose of the LIMIT or TOP clause in a SQL query.</text:p>
      <text:p text:style-name="P37"><text:span text:style-name="T6">The </text:span><text:span text:style-name="Source_20_Text"><text:span text:style-name="T6">LIMIT</text:span></text:span><text:span text:style-name="T6"> (in databases like MySQL, PostgreSQL) and </text:span><text:span text:style-name="Source_20_Text"><text:span text:style-name="T6">TOP</text:span></text:span><text:span text:style-name="T6"> (in SQL Server) clauses are both used to restrict the </text:span><text:span text:style-name="Strong_20_Emphasis"><text:span text:style-name="T6">number of rows</text:span></text:span><text:span text:style-name="T6"> returned by a SQL query. This can be useful when you only need a subset of results, such as the first few rows of a large dataset, or when you're interested in sampling data for quick analysis or testing.</text:span></text:p>
      <text:p text:style-name="Text_20_body">Let's break down the purpose and usage of each:</text:p>
      <table:table table:name="Table2" table:style-name="Table2">
        <table:table-column table:style-name="Table2.A" table:number-columns-repeated="2"/>
        <table:table-row>
          <table:table-cell table:style-name="Table2.A1" office:value-type="string">
            <text:p text:style-name="Table_20_Contents"><text:span text:style-name="Strong_20_Emphasis">LIMIT Clause</text:span> (MySQL, PostgreSQL, SQLite) </text:p>
          </table:table-cell>
          <table:table-cell table:style-name="Table2.B1" office:value-type="string">
            <text:p text:style-name="Table_20_Contents"><text:span text:style-name="Strong_20_Emphasis">TOP Clause</text:span> (SQL Server, MS Access) </text:p>
          </table:table-cell>
        </table:table-row>
        <table:table-row>
          <table:table-cell table:style-name="Table2.A2" office:value-type="string">
            <text:p text:style-name="P32"><text:span text:style-name="Strong_20_Emphasis">Purpose</text:span>: </text:p>
            <text:p text:style-name="P32">The <text:span text:style-name="Source_20_Text">LIMIT</text:span> clause restricts the number of rows returned by the query. </text:p>
          </table:table-cell>
          <table:table-cell table:style-name="Table2.B2" office:value-type="string">
            <text:p text:style-name="P32"><text:span text:style-name="Strong_20_Emphasis">Purpose</text:span>: </text:p>
            <text:p text:style-name="P32">The <text:span text:style-name="Source_20_Text">TOP</text:span> clause serves a similar function to <text:span text:style-name="Source_20_Text">LIMIT</text:span>, restricting the number of rows returned in the result. </text:p>
          </table:table-cell>
        </table:table-row>
        <table:table-row>
          <table:table-cell table:style-name="Table2.A2" office:value-type="string">
            <text:p text:style-name="P32"><text:span text:style-name="Strong_20_Emphasis">How it works</text:span>: </text:p>
            <text:p text:style-name="P32">You specify <text:span text:style-name="T11">the </text:span>number <text:span text:style-name="T11">of rows</text:span> after <text:span text:style-name="T11">the </text:span><text:span text:style-name="Source_20_Text">LIMIT</text:span> <text:span text:style-name="T11">keyword </text:span>to return that many rows from the result set. </text:p>
          </table:table-cell>
          <table:table-cell table:style-name="Table2.B2" office:value-type="string">
            <text:p text:style-name="P32"><text:span text:style-name="Strong_20_Emphasis">How it works</text:span>: </text:p>
            <text:p text:style-name="P32">You specify the number of rows after the <text:span text:style-name="Source_20_Text">TOP</text:span> keyword to return that many rows from the result set. </text:p>
          </table:table-cell>
        </table:table-row>
        <table:table-row>
          <table:table-cell table:style-name="Table2.A2" office:value-type="string">
            <text:p text:style-name="P32"><text:span text:style-name="Strong_20_Emphasis">Usage</text:span>: </text:p>
            <text:p text:style-name="P32">It is commonly used in queries when you want to limit the result to a small number of rows, such as getting the "top 5" most recent records, or for pagination in web applications. </text:p>
          </table:table-cell>
          <table:table-cell table:style-name="Table2.B2" office:value-type="string">
            <text:p text:style-name="P32"><text:span text:style-name="Strong_20_Emphasis">Usage</text:span>: </text:p>
            <text:p text:style-name="P32">It's used to get the first few rows, or to limit results for performance reasons, especially when working with large datasets. </text:p>
          </table:table-cell>
        </table:table-row>
        <table:table-row>
          <table:table-cell table:style-name="Table2.A2" office:value-type="string">
            <text:p text:style-name="Text_20_body"><text:span text:style-name="Strong_20_Emphasis">Example of LIMIT</text:span>:</text:p>
            <text:p text:style-name="P8"><text:span text:style-name="Source_20_Text">SELECT * </text:span></text:p>
            <text:p text:style-name="P9"><text:span text:style-name="Source_20_Text">FROM employees</text:span></text:p>
            <text:p text:style-name="P9"><text:span text:style-name="Source_20_Text">ORDER BY hire_date DESC</text:span></text:p>
            <text:p text:style-name="P10"><text:span text:style-name="Source_20_Text">LIMIT 5;</text:span></text:p>
          </table:table-cell>
          <table:table-cell table:style-name="Table2.B2" office:value-type="string">
            <text:p text:style-name="Text_20_body"><text:span text:style-name="Strong_20_Emphasis">Example of TOP</text:span>:</text:p>
            <text:p text:style-name="P8"><text:span text:style-name="Source_20_Text">SELECT TOP 5 *</text:span></text:p>
            <text:p text:style-name="P9"><text:span text:style-name="Source_20_Text">FROM employees</text:span></text:p>
            <text:p text:style-name="P10"><text:span text:style-name="Source_20_Text">ORDER BY hire_date DESC;</text:span></text:p>
            <text:p text:style-name="Table_20_Contents"/>
          </table:table-cell>
        </table:table-row>
      </table:table>
      <text:p text:style-name="Text_20_body"/>
      <text:p text:style-name="P38"><text:span text:style-name="Strong_20_Emphasis">Pagination</text:span>: </text:p>
      <text:p text:style-name="P38"><text:span text:style-name="Source_20_Text"><text:span text:style-name="T6">LIMIT</text:span></text:span><text:span text:style-name="T6"> (or </text:span><text:span text:style-name="Source_20_Text"><text:span text:style-name="T6">TOP</text:span></text:span><text:span text:style-name="T6"> in SQL Server) is often used for pagination, where you might retrieve a specific set of rows from a larger result set, like fetching page 1, page 2, etc. </text:span></text:p>
      <text:p text:style-name="P38"><text:span text:style-name="T6">You'd use </text:span><text:span text:style-name="Source_20_Text"><text:span text:style-name="T6">LIMIT</text:span></text:span><text:span text:style-name="T6"> with an </text:span><text:span text:style-name="Source_20_Text"><text:span text:style-name="T6">OFFSET</text:span></text:span><text:span text:style-name="T6"> in MySQL/PostgreSQL or a combination of </text:span><text:span text:style-name="Source_20_Text"><text:span text:style-name="T6">ROW_NUMBER()</text:span></text:span><text:span text:style-name="T6"> in SQL Server.</text:span></text:p>
      <text:p text:style-name="Text_20_body">Example in MySQL with <text:span text:style-name="Source_20_Text">LIMIT</text:span> and <text:span text:style-name="Source_20_Text">OFFSET</text:span> for pagination:</text:p>
      <text:p text:style-name="P8"><text:span text:style-name="Source_20_Text">SELECT * FROM employees</text:span></text:p>
      <text:p text:style-name="P9"><text:span text:style-name="Source_20_Text">ORDER BY hire_date DESC</text:span></text:p>
      <text:p text:style-name="P10"><text:span text:style-name="Source_20_Text">LIMIT 10 OFFSET 20;</text:span></text:p>
      <text:p text:style-name="Text_20_body">This query would return <text:span text:style-name="Strong_20_Emphasis">10 rows</text:span> starting from the 21st row (because <text:span text:style-name="Source_20_Text">OFFSET</text:span> skips the first 20).</text:p>
      <text:p text:style-name="P37"/>
      <text:p text:style-name="P73"><text:soft-page-break/> <text:span text:style-name="T4">d) What are the primary functions of the Data Definition Language (DDL) in SQL?</text:span></text:p>
      <text:p text:style-name="P71"><text:span text:style-name="T7">I</text:span><text:span text:style-name="T6">n SQL, </text:span><text:span text:style-name="Strong_20_Emphasis"><text:span text:style-name="T6">Data Definition Language</text:span></text:span><text:span text:style-name="T6"> (DDL) refers to the subset of SQL commands used to </text:span><text:span text:style-name="Strong_20_Emphasis"><text:span text:style-name="T6">define</text:span></text:span><text:span text:style-name="T6"> and </text:span><text:span text:style-name="Strong_20_Emphasis"><text:span text:style-name="T6">manage the structure of a database</text:span></text:span><text:span text:style-name="T6">. </text:span></text:p>
      <text:p text:style-name="P71"><text:span text:style-name="T6">DDL helps you create, alter, or delete database objects like tables, indexes, and schemas. Essentially, DDL deals with the </text:span><text:span text:style-name="Strong_20_Emphasis"><text:span text:style-name="T6">"blueprints"</text:span></text:span><text:span text:style-name="T6"> of the database—the structures that hold your data.</text:span></text:p>
      <text:p text:style-name="Text_20_body">Here are the primary functions of DDL in SQL:</text:p>
      <text:h text:style-name="Heading_20_3" text:outline-level="3">1. <text:span text:style-name="Strong_20_Emphasis">Creating Database Objects (CREATE)</text:span></text:h>
      <text:list text:style-name="L10">
        <text:list-item>
          <text:p text:style-name="P54"><text:span text:style-name="Strong_20_Emphasis">Purpose</text:span>: The <text:span text:style-name="Source_20_Text">CREATE</text:span> command is used to <text:span text:style-name="Strong_20_Emphasis">define new structures</text:span> in the database, like tables, views, indexes, or even entire databases.</text:p>
        </text:list-item>
        <text:list-item>
          <text:p text:style-name="P53"><text:span text:style-name="Strong_20_Emphasis">Usage</text:span>: You can create tables, define their columns, and specify things like data types (e.g., <text:span text:style-name="Source_20_Text">INT</text:span>, <text:span text:style-name="Source_20_Text">VARCHAR</text:span>), constraints (e.g., <text:span text:style-name="Source_20_Text">PRIMARY KEY</text:span>, <text:span text:style-name="Source_20_Text">NOT NULL</text:span>), and relationships between tables.</text:p>
        </text:list-item>
      </text:list>
      <table:table table:name="Table3" table:style-name="Table3">
        <table:table-column table:style-name="Table3.A" table:number-columns-repeated="2"/>
        <table:table-row>
          <table:table-cell table:style-name="Table3.A1" office:value-type="string">
            <text:p text:style-name="P72"><text:span text:style-name="Strong_20_Emphasis">Example: Creating a Table</text:span></text:p>
            <text:p text:style-name="P11"><text:span text:style-name="Source_20_Text">CREATE TABLE employees (</text:span></text:p>
            <text:p text:style-name="P12"><text:span text:style-name="Source_20_Text"><text:s text:c="4"/>employee_id INT PRIMARY KEY,</text:span></text:p>
            <text:p text:style-name="P12"><text:span text:style-name="Source_20_Text"><text:s text:c="4"/>first_name VARCHAR(50),</text:span></text:p>
            <text:p text:style-name="P12"><text:span text:style-name="Source_20_Text"><text:s text:c="4"/>last_name VARCHAR(50),</text:span></text:p>
            <text:p text:style-name="P12"><text:span text:style-name="Source_20_Text"><text:s text:c="4"/>hire_date DATE</text:span></text:p>
            <text:p text:style-name="P13"><text:span text:style-name="Source_20_Text">);</text:span></text:p>
          </table:table-cell>
          <table:table-cell table:style-name="Table3.B1" office:value-type="string">
            <text:list text:style-name="L2">
              <text:list-header>
                <text:p text:style-name="P55">This query creates a new table called <text:span text:style-name="Source_20_Text">employees</text:span> with 4 columns: <text:span text:style-name="Source_20_Text">employee_id</text:span>, <text:span text:style-name="Source_20_Text">first_name</text:span>, <text:span text:style-name="Source_20_Text">last_name</text:span>, and <text:span text:style-name="Source_20_Text">hire_date</text:span>.</text:p>
              </text:list-header>
            </text:list>
          </table:table-cell>
        </table:table-row>
      </table:table>
      <text:h text:style-name="Heading_20_3" text:outline-level="3">2. <text:span text:style-name="Strong_20_Emphasis">Modifying Database Objects (ALTER)</text:span></text:h>
      <text:list text:style-name="L11">
        <text:list-item>
          <text:p text:style-name="P57"><text:span text:style-name="Strong_20_Emphasis">Purpose</text:span>: The <text:span text:style-name="Source_20_Text">ALTER</text:span> command is used to <text:span text:style-name="Strong_20_Emphasis">modify the structure</text:span> of an existing database object, such as adding, deleting, or modifying columns in a table.</text:p>
        </text:list-item>
        <text:list-item>
          <text:p text:style-name="P56"><text:span text:style-name="Strong_20_Emphasis">Usage</text:span>: You can change the structure of a table without losing the data in it. For example, you might add a new column, change a column's data type, or rename a column.</text:p>
        </text:list-item>
      </text:list>
      <table:table table:name="Table4" table:style-name="Table4">
        <table:table-column table:style-name="Table4.A" table:number-columns-repeated="2"/>
        <table:table-row>
          <table:table-cell table:style-name="Table4.A1" office:value-type="string">
            <text:p text:style-name="P72"><text:span text:style-name="Strong_20_Emphasis">Example: Adding a Column</text:span></text:p>
            <text:p text:style-name="P14">sql</text:p>
            <text:p text:style-name="P14">Copy code</text:p>
            <text:p text:style-name="P11"><text:span text:style-name="Source_20_Text">ALTER TABLE employees</text:span></text:p>
            <text:p text:style-name="P13"><text:span text:style-name="Source_20_Text">ADD email VARCHAR(100);</text:span></text:p>
          </table:table-cell>
          <table:table-cell table:style-name="Table4.B1" office:value-type="string">
            <text:list text:style-name="L3">
              <text:list-header>
                <text:p text:style-name="P58">This query adds a new column <text:span text:style-name="Source_20_Text">email</text:span> to the <text:span text:style-name="Source_20_Text">employees</text:span> table, which can store email addresses up to 100 characters.</text:p>
              </text:list-header>
            </text:list>
          </table:table-cell>
        </table:table-row>
      </table:table>
      <text:h text:style-name="Heading_20_3" text:outline-level="3">3. <text:span text:style-name="Strong_20_Emphasis">Deleting Database Objects (DROP)</text:span></text:h>
      <text:list text:style-name="L12">
        <text:list-item>
          <text:p text:style-name="P60"><text:span text:style-name="Strong_20_Emphasis">Purpose</text:span>: The <text:span text:style-name="Source_20_Text">DROP</text:span> command is used to <text:span text:style-name="Strong_20_Emphasis">completely remove</text:span> a database object like a table, index, or view. When you drop an object, it is permanently deleted along with all the data it contains (unless you have backups).</text:p>
        </text:list-item>
        <text:list-item>
          <text:p text:style-name="P59"><text:span text:style-name="Strong_20_Emphasis">Usage</text:span>: You typically use <text:span text:style-name="Source_20_Text">DROP</text:span> when you no longer need a table, index, or other object in your database.</text:p>
        </text:list-item>
      </text:list>
      <text:p text:style-name="Text_20_body"><text:span text:style-name="Strong_20_Emphasis"/></text:p>
      <table:table table:name="Table5" table:style-name="Table5">
        <table:table-column table:style-name="Table5.A"/>
        <table:table-column table:style-name="Table5.B"/>
        <text:soft-page-break/>
        <table:table-row>
          <table:table-cell table:style-name="Table5.A1" office:value-type="string">
            <text:p text:style-name="P74"><text:span text:style-name="Strong_20_Emphasis">Example: Dropping a Table</text:span></text:p>
            <text:p text:style-name="P15"><text:span text:style-name="Source_20_Text">DROP TABLE employees;</text:span></text:p>
          </table:table-cell>
          <table:table-cell table:style-name="Table5.B1" office:value-type="string">
            <text:list text:style-name="L4">
              <text:list-header>
                <text:p text:style-name="P61">This query deletes the entire <text:span text:style-name="Source_20_Text">employees</text:span> table from the database, including all the data stored in it.</text:p>
              </text:list-header>
            </text:list>
          </table:table-cell>
        </table:table-row>
      </table:table>
      <text:h text:style-name="Heading_20_3" text:outline-level="3">4. <text:span text:style-name="Strong_20_Emphasis">Renaming Database Objects (RENAME)</text:span></text:h>
      <text:list text:style-name="L13">
        <text:list-item>
          <text:p text:style-name="P63"><text:span text:style-name="Strong_20_Emphasis">Purpose</text:span>: Some SQL systems support the <text:span text:style-name="Source_20_Text">RENAME</text:span> command to <text:span text:style-name="Strong_20_Emphasis">change the name</text:span> of an existing database object, like a table or column.</text:p>
        </text:list-item>
        <text:list-item>
          <text:p text:style-name="P62"><text:span text:style-name="Strong_20_Emphasis">Usage</text:span>: You can rename a table or column if needed for clarity or organizational purposes.</text:p>
        </text:list-item>
      </text:list>
      <table:table table:name="Table6" table:style-name="Table6">
        <table:table-column table:style-name="Table6.A" table:number-columns-repeated="2"/>
        <table:table-row>
          <table:table-cell table:style-name="Table6.A1" office:value-type="string">
            <text:p text:style-name="P74"><text:span text:style-name="Strong_20_Emphasis">Example: Renaming a Table</text:span></text:p>
            <text:p text:style-name="P15"><text:span text:style-name="Source_20_Text">RENAME TABLE employees TO staff;</text:span></text:p>
          </table:table-cell>
          <table:table-cell table:style-name="Table6.B1" office:value-type="string">
            <text:list text:style-name="L5">
              <text:list-header>
                <text:p text:style-name="P64">This query changes the name of the <text:span text:style-name="Source_20_Text">employees</text:span> table to <text:span text:style-name="Source_20_Text">staff</text:span>.</text:p>
              </text:list-header>
            </text:list>
          </table:table-cell>
        </table:table-row>
      </table:table>
      <text:h text:style-name="Heading_20_3" text:outline-level="3">5. <text:span text:style-name="Strong_20_Emphasis">Managing Constraints</text:span></text:h>
      <text:list text:style-name="L14">
        <text:list-item>
          <text:p text:style-name="P65"><text:span text:style-name="Strong_20_Emphasis">Purpose</text:span>: DDL commands also help in managing <text:span text:style-name="Strong_20_Emphasis">constraints</text:span> (rules) that ensure the integrity of the data. Constraints like <text:span text:style-name="Source_20_Text">PRIMARY KEY</text:span>, <text:span text:style-name="Source_20_Text">FOREIGN KEY</text:span>, <text:span text:style-name="Source_20_Text">UNIQUE</text:span>, and <text:span text:style-name="Source_20_Text">NOT NULL</text:span> are set at the time of table creation or can be modified using <text:span text:style-name="Source_20_Text">ALTER</text:span> commands.</text:p>
        </text:list-item>
      </text:list>
      <text:p text:style-name="Text_20_body"><text:span text:style-name="Strong_20_Emphasis">Example: Adding a Primary Key</text:span></text:p>
      <text:p text:style-name="P8"><text:span text:style-name="Source_20_Text">ALTER TABLE employees</text:span></text:p>
      <text:p text:style-name="P10"><text:span text:style-name="Source_20_Text">ADD CONSTRAINT pk_employee_id PRIMARY KEY (employee_id);</text:span></text:p>
      <text:list text:style-name="L15">
        <text:list-item>
          <text:p text:style-name="P66">This query adds a <text:span text:style-name="Strong_20_Emphasis">primary key</text:span> constraint to the <text:span text:style-name="Source_20_Text">employee_id</text:span> column of the <text:span text:style-name="Source_20_Text">employees</text:span> table, ensuring each <text:span text:style-name="Source_20_Text">employee_id</text:span> is unique and cannot be <text:span text:style-name="Source_20_Text">NULL</text:span>.</text:p>
        </text:list-item>
      </text:list>
      <text:h text:style-name="Heading_20_3" text:outline-level="3">Summary of Primary DDL Functions:</text:h>
      <text:list text:style-name="L16">
        <text:list-item>
          <text:p text:style-name="P68"><text:span text:style-name="Strong_20_Emphasis">CREATE</text:span>: Create new database objects like tables, views, or databases.</text:p>
        </text:list-item>
        <text:list-item>
          <text:p text:style-name="P68"><text:span text:style-name="Strong_20_Emphasis">ALTER</text:span>: Modify the structure of existing database objects, such as adding or changing columns.</text:p>
        </text:list-item>
        <text:list-item>
          <text:p text:style-name="P68"><text:span text:style-name="Strong_20_Emphasis">DROP</text:span>: Delete database objects (like tables, indexes, etc.) permanently.</text:p>
        </text:list-item>
        <text:list-item>
          <text:p text:style-name="P68"><text:span text:style-name="Strong_20_Emphasis">RENAME</text:span>: Change the name of an existing database object (if supported).</text:p>
        </text:list-item>
        <text:list-item>
          <text:p text:style-name="P67"><text:span text:style-name="Strong_20_Emphasis">Managing Constraints</text:span>: Apply or modify rules that ensure data integrity, such as primary keys, foreign keys, and unique constraints.</text:p>
        </text:list-item>
      </text:list>
      <text:h text:style-name="Heading_20_3" text:outline-level="3">Why DDL is Important:</text:h>
      <text:list text:style-name="L17">
        <text:list-item>
          <text:p text:style-name="P70">DDL helps set up the <text:span text:style-name="Strong_20_Emphasis">structure</text:span> of the database, ensuring it can hold and organize data in the right way.</text:p>
        </text:list-item>
        <text:list-item>
          <text:p text:style-name="P69">With DDL, you can manage the schema of your database (the design or blueprint), which determines how your data is stored, organized, and related to other data.</text:p>
        </text:list-item>
      </text:list>
      <text:p text:style-name="Text_20_body">So, to summarize: DDL is all about creating, altering, and deleting the <text:span text:style-name="Strong_20_Emphasis">framework</text:span> of your database (the tables, columns, and constraints) that organizes and stores your data.</text:p>
      <text:p text:style-name="P2"><text:soft-page-break/><text:span text:style-name="T4"/></text:p>
      <text:p text:style-name="P39"> e) Explain the differences between the Data Manipulation Language (DML) and Data Definition Language (DDL).</text:p>
      <text:p text:style-name="P39"><text:span text:style-name="T8">The key difference between </text:span><text:span text:style-name="Strong_20_Emphasis"><text:span text:style-name="T8">Data Manipulation Language (DML)</text:span></text:span><text:span text:style-name="T8"> and </text:span><text:span text:style-name="Strong_20_Emphasis"><text:span text:style-name="T8">Data Definition Language (DDL)</text:span></text:span><text:span text:style-name="T8"> lies in their </text:span><text:span text:style-name="Strong_20_Emphasis"><text:span text:style-name="T8">purpose</text:span></text:span><text:span text:style-name="T8"> and what they are used for in SQL. Let's break it down:</text:span></text:p>
      <text:h text:style-name="Heading_20_3" text:outline-level="3">1. <text:span text:style-name="Strong_20_Emphasis">Data Manipulation Language (DML)</text:span></text:h>
      <text:list text:style-name="L18">
        <text:list-item>
          <text:p text:style-name="P76"><text:span text:style-name="Strong_20_Emphasis">Purpose</text:span>: DML is used to <text:span text:style-name="Strong_20_Emphasis">manipulate</text:span> the data inside the database. It allows you to work with the <text:span text:style-name="Strong_20_Emphasis">actual data</text:span> that is stored in the tables.</text:p>
        </text:list-item>
        <text:list-item>
          <text:p text:style-name="P75"><text:span text:style-name="Strong_20_Emphasis">Main Focus</text:span>: <text:span text:style-name="Strong_20_Emphasis">Adding, updating, retrieving, and deleting data</text:span> from database tables.</text:p>
        </text:list-item>
      </text:list>
      <text:h text:style-name="Heading_20_4" text:outline-level="4">Common DML Commands:</text:h>
      <text:list text:style-name="L19">
        <text:list-item>
          <text:p text:style-name="P78"><text:span text:style-name="Strong_20_Emphasis">SELECT</text:span>: Retrieves data from the database (read-only operation).</text:p>
          <text:list>
            <text:list-item>
              <text:p text:style-name="P78">Example: <text:span text:style-name="Source_20_Text">SELECT * FROM employees;</text:span> (retrieves all rows from the <text:span text:style-name="Source_20_Text">employees</text:span> table)</text:p>
            </text:list-item>
          </text:list>
        </text:list-item>
        <text:list-item>
          <text:p text:style-name="P78"><text:span text:style-name="Strong_20_Emphasis">INSERT</text:span>: Adds new data (rows) into a table.</text:p>
          <text:list>
            <text:list-item>
              <text:p text:style-name="P78">Example: <text:span text:style-name="Source_20_Text">INSERT INTO employees (name, age, position) VALUES ('John Doe', 30, 'Developer');</text:span> (inserts a new employee)</text:p>
            </text:list-item>
          </text:list>
        </text:list-item>
        <text:list-item>
          <text:p text:style-name="P78"><text:span text:style-name="Strong_20_Emphasis">UPDATE</text:span>: Modifies existing data in a table.</text:p>
          <text:list>
            <text:list-item>
              <text:p text:style-name="P78">Example: <text:span text:style-name="Source_20_Text">UPDATE employees SET age = 31 WHERE name = 'John Doe';</text:span> (updates the age of 'John Doe')</text:p>
            </text:list-item>
          </text:list>
        </text:list-item>
        <text:list-item>
          <text:p text:style-name="P78"><text:span text:style-name="Strong_20_Emphasis">DELETE</text:span>: Removes data from a table.</text:p>
          <text:list>
            <text:list-item>
              <text:p text:style-name="P77">Example: <text:span text:style-name="Source_20_Text">DELETE FROM employees WHERE name = 'John Doe';</text:span> (deletes the record of 'John Doe')</text:p>
            </text:list-item>
          </text:list>
        </text:list-item>
      </text:list>
      <text:h text:style-name="Heading_20_3" text:outline-level="3">2. <text:span text:style-name="Strong_20_Emphasis">Data Definition Language (DDL)</text:span></text:h>
      <text:list text:style-name="L20">
        <text:list-item>
          <text:p text:style-name="P80"><text:span text:style-name="Strong_20_Emphasis">Purpose</text:span>: DDL is used to <text:span text:style-name="Strong_20_Emphasis">define</text:span> and manage the structure of the database itself. It deals with the <text:span text:style-name="Strong_20_Emphasis">creation, modification, and deletion</text:span> of <text:span text:style-name="Strong_20_Emphasis">database objects</text:span> like tables, schemas, indexes, and constraints.</text:p>
        </text:list-item>
        <text:list-item>
          <text:p text:style-name="P79"><text:span text:style-name="Strong_20_Emphasis">Main Focus</text:span>: <text:span text:style-name="Strong_20_Emphasis">Defining and modifying the structure</text:span> of the database (not the data inside it).</text:p>
        </text:list-item>
      </text:list>
      <text:h text:style-name="Heading_20_4" text:outline-level="4">Common DDL Commands:</text:h>
      <text:list text:style-name="L21">
        <text:list-item>
          <text:p text:style-name="P82"><text:span text:style-name="Strong_20_Emphasis">CREATE</text:span>: Creates new database objects like tables, views, or entire databases.</text:p>
          <text:list>
            <text:list-item>
              <text:p text:style-name="P82">Example: <text:span text:style-name="Source_20_Text">CREATE TABLE employees (id INT, name VARCHAR(50));</text:span> (creates a new table)</text:p>
            </text:list-item>
          </text:list>
        </text:list-item>
        <text:list-item>
          <text:p text:style-name="P82"><text:span text:style-name="Strong_20_Emphasis">ALTER</text:span>: Modifies an existing database object (e.g., changing the structure of a table, adding or removing columns).</text:p>
          <text:list>
            <text:list-item>
              <text:p text:style-name="P82">Example: <text:span text:style-name="Source_20_Text">ALTER TABLE employees ADD age INT;</text:span> (adds a new column <text:span text:style-name="Source_20_Text">age</text:span> to the <text:span text:style-name="Source_20_Text">employees</text:span> table)</text:p>
            </text:list-item>
          </text:list>
        </text:list-item>
        <text:list-item>
          <text:p text:style-name="P82"><text:span text:style-name="Strong_20_Emphasis">DROP</text:span>: Deletes an existing database object (e.g., a table or an index).</text:p>
          <text:list>
            <text:list-item>
              <text:p text:style-name="P82"><text:soft-page-break/>Example: <text:span text:style-name="Source_20_Text">DROP TABLE employees;</text:span> (deletes the <text:span text:style-name="Source_20_Text">employees</text:span> table from the database)</text:p>
            </text:list-item>
          </text:list>
        </text:list-item>
        <text:list-item>
          <text:p text:style-name="P82"><text:span text:style-name="Strong_20_Emphasis">RENAME</text:span>: Renames an existing database object (if supported by the system).</text:p>
          <text:list>
            <text:list-item>
              <text:p text:style-name="P81">Example: <text:span text:style-name="Source_20_Text">RENAME TABLE employees TO staff;</text:span> (renames the <text:span text:style-name="Source_20_Text">employees</text:span> table to <text:span text:style-name="Source_20_Text">staff</text:span>)</text:p>
            </text:list-item>
          </text:list>
        </text:list-item>
      </text:list>
      <text:h text:style-name="P5" text:outline-level="3">Key Differences Between DML and DDL:</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Aspect</text:span></text:p>
            </table:table-cell>
            <table:table-cell table:style-name="Table7.A1" office:value-type="string">
              <text:p text:style-name="Table_20_Heading"><text:span text:style-name="Strong_20_Emphasis">DML (Data Manipulation Language)</text:span></text:p>
            </table:table-cell>
            <table:table-cell table:style-name="Table7.A1" office:value-type="string">
              <text:p text:style-name="Table_20_Heading"><text:span text:style-name="Strong_20_Emphasis">DDL (Data Definition Language)</text:span></text:p>
            </table:table-cell>
          </table:table-row>
        </table:table-header-rows>
        <table:table-row>
          <table:table-cell table:style-name="Table7.A1" office:value-type="string">
            <text:p text:style-name="Table_20_Contents"><text:span text:style-name="Strong_20_Emphasis">Purpose</text:span></text:p>
          </table:table-cell>
          <table:table-cell table:style-name="Table7.A1" office:value-type="string">
            <text:p text:style-name="Table_20_Contents">Manipulates <text:span text:style-name="Strong_20_Emphasis">data</text:span> inside the database.</text:p>
          </table:table-cell>
          <table:table-cell table:style-name="Table7.A1" office:value-type="string">
            <text:p text:style-name="Table_20_Contents">Defines or modifies <text:span text:style-name="Strong_20_Emphasis">database structure</text:span>.</text:p>
          </table:table-cell>
        </table:table-row>
        <table:table-row>
          <table:table-cell table:style-name="Table7.A1" office:value-type="string">
            <text:p text:style-name="Table_20_Contents"><text:span text:style-name="Strong_20_Emphasis">Scope</text:span></text:p>
          </table:table-cell>
          <table:table-cell table:style-name="Table7.A1" office:value-type="string">
            <text:p text:style-name="Table_20_Contents">Works with the <text:span text:style-name="Strong_20_Emphasis">content</text:span> in tables (rows).</text:p>
          </table:table-cell>
          <table:table-cell table:style-name="Table7.A1" office:value-type="string">
            <text:p text:style-name="Table_20_Contents">Works with the <text:span text:style-name="Strong_20_Emphasis">structure</text:span> of tables (schemas, columns, etc.).</text:p>
          </table:table-cell>
        </table:table-row>
        <table:table-row>
          <table:table-cell table:style-name="Table7.A1" office:value-type="string">
            <text:p text:style-name="Table_20_Contents"><text:span text:style-name="Strong_20_Emphasis">Common Commands</text:span></text:p>
          </table:table-cell>
          <table:table-cell table:style-name="Table7.A1" office:value-type="string">
            <text:p text:style-name="Table_20_Contents"><text:span text:style-name="Source_20_Text">SELECT</text:span>, <text:span text:style-name="Source_20_Text">INSERT</text:span>, <text:span text:style-name="Source_20_Text">UPDATE</text:span>, <text:span text:style-name="Source_20_Text">DELETE</text:span>.</text:p>
          </table:table-cell>
          <table:table-cell table:style-name="Table7.A1" office:value-type="string">
            <text:p text:style-name="Table_20_Contents"><text:span text:style-name="Source_20_Text">CREATE</text:span>, <text:span text:style-name="Source_20_Text">ALTER</text:span>, <text:span text:style-name="Source_20_Text">DROP</text:span>, <text:span text:style-name="Source_20_Text">RENAME</text:span>.</text:p>
          </table:table-cell>
        </table:table-row>
        <table:table-row>
          <table:table-cell table:style-name="Table7.A1" office:value-type="string">
            <text:p text:style-name="Table_20_Contents"><text:span text:style-name="Strong_20_Emphasis">Examples</text:span></text:p>
          </table:table-cell>
          <table:table-cell table:style-name="Table7.A1" office:value-type="string">
            <text:p text:style-name="Table_20_Contents">Retrieving records, inserting new rows, updating values.</text:p>
          </table:table-cell>
          <table:table-cell table:style-name="Table7.A1" office:value-type="string">
            <text:p text:style-name="Table_20_Contents">Creating a new table, modifying a column's type, deleting a table.</text:p>
          </table:table-cell>
        </table:table-row>
        <table:table-row>
          <table:table-cell table:style-name="Table7.A1" office:value-type="string">
            <text:p text:style-name="Table_20_Contents"><text:span text:style-name="Strong_20_Emphasis">Impact</text:span></text:p>
          </table:table-cell>
          <table:table-cell table:style-name="Table7.A1" office:value-type="string">
            <text:p text:style-name="Table_20_Contents">Affects <text:span text:style-name="Strong_20_Emphasis">data</text:span> within tables (adds, updates, removes rows).</text:p>
          </table:table-cell>
          <table:table-cell table:style-name="Table7.A1" office:value-type="string">
            <text:p text:style-name="Table_20_Contents">Affects <text:span text:style-name="Strong_20_Emphasis">structure</text:span> of the database objects (tables, indexes).</text:p>
          </table:table-cell>
        </table:table-row>
        <table:table-row>
          <table:table-cell table:style-name="Table7.A1" office:value-type="string">
            <text:p text:style-name="Table_20_Contents"><text:span text:style-name="Strong_20_Emphasis">Data Handling</text:span></text:p>
          </table:table-cell>
          <table:table-cell table:style-name="Table7.A1" office:value-type="string">
            <text:p text:style-name="Table_20_Contents">Deals with <text:span text:style-name="Strong_20_Emphasis">actual data</text:span> in rows and columns.</text:p>
          </table:table-cell>
          <table:table-cell table:style-name="Table7.A1" office:value-type="string">
            <text:p text:style-name="Table_20_Contents">Deals with the <text:span text:style-name="Strong_20_Emphasis">schema or blueprint</text:span> of the database.</text:p>
          </table:table-cell>
        </table:table-row>
      </table:table>
      <text:p text:style-name="P39"/>
      <text:h text:style-name="P6" text:outline-level="3">Simple Analogy:</text:h>
      <text:list text:style-name="L22">
        <text:list-item>
          <text:p text:style-name="P83"><text:span text:style-name="Strong_20_Emphasis">DML</text:span> is like <text:span text:style-name="Strong_20_Emphasis">adding, changing, or removing content in a document</text:span>. For example, writing or editing a paragraph, or deleting a section of the document.</text:p>
        </text:list-item>
        <text:list-item>
          <text:p text:style-name="P83"><text:span text:style-name="Strong_20_Emphasis">DDL</text:span> is like <text:span text:style-name="Strong_20_Emphasis">creating or changing the structure of the document</text:span> itself. For example, adding new sections, changing the document’s layout, or deleting the whole document.</text:p>
        </text:list-item>
      </text:list>
      <text:h text:style-name="Heading_20_3" text:outline-level="3">Summary:</text:h>
      <text:list text:style-name="L23">
        <text:list-item>
          <text:p text:style-name="P85"><text:span text:style-name="Strong_20_Emphasis">DML</text:span> is about <text:span text:style-name="Strong_20_Emphasis">managing the data</text:span> in the database (e.g., adding, modifying, retrieving, or deleting records).</text:p>
        </text:list-item>
        <text:list-item>
          <text:p text:style-name="P84"><text:span text:style-name="Strong_20_Emphasis">DDL</text:span> is about <text:span text:style-name="Strong_20_Emphasis">defining and managing the structure</text:span> of the database (e.g., creating or altering tables, indexes, and constraints).</text:p>
        </text:list-item>
      </text:list>
      <text:p text:style-name="P39"/>
      <text:p text:style-name="P40">f) What type of dot commands are there in duckdb?</text:p>
      <text:p text:style-name="P42"><text:span text:style-name="T8">DuckDB, like other SQL-based systems, provides a set of </text:span><text:span text:style-name="Strong_20_Emphasis"><text:span text:style-name="T8">dot commands</text:span></text:span><text:span text:style-name="T8"> (also known as </text:span><text:span text:style-name="Strong_20_Emphasis"><text:span text:style-name="T8">meta-commands</text:span></text:span><text:span text:style-name="T8">) that allow users to interact with the database environment in a more flexible way, such as inspecting the schema, managing connections, or altering session settings. </text:span></text:p>
      <text:p text:style-name="P86"><text:span text:style-name="T9">These commands are not part of standard SQL, but are specific to DuckDB for managing its internal operations and enhancing the user experience in the command-line interface (CLI). </text:span><text:span text:style-name="T10">Examples:</text:span></text:p>
      <table:table table:name="Table8" table:style-name="Table8">
        <table:table-column table:style-name="Table8.A"/>
        <table:table-column table:style-name="Table8.B"/>
        <table:table-column table:style-name="Table8.C"/>
        <table:table-row>
          <table:table-cell table:style-name="Table8.A1" office:value-type="string">
            <text:p text:style-name="P29">Command </text:p>
          </table:table-cell>
          <table:table-cell table:style-name="Table8.A1" office:value-type="string">
            <text:p text:style-name="P29">Purpose </text:p>
          </table:table-cell>
          <table:table-cell table:style-name="Table8.C1" office:value-type="string">
            <text:p text:style-name="P30">Usage</text:p>
          </table:table-cell>
        </table:table-row>
        <table:table-row>
          <table:table-cell table:style-name="Table8.A2" office:value-type="string">
            <text:p text:style-name="Table_20_Contents">.exit </text:p>
          </table:table-cell>
          <table:table-cell table:style-name="Table8.A2" office:value-type="string">
            <text:p text:style-name="Table_20_Contents">Exits the DuckDB interactive shell. </text:p>
          </table:table-cell>
          <table:table-cell table:style-name="Table8.C2" office:value-type="string">
            <text:p text:style-name="Table_20_Contents"><text:span text:style-name="T15">In CLI, when </text:span>done working with the database.</text:p>
          </table:table-cell>
        </table:table-row>
        <table:table-row>
          <table:table-cell table:style-name="Table8.A2" office:value-type="string">
            <text:p text:style-name="Table_20_Contents">.help </text:p>
          </table:table-cell>
          <table:table-cell table:style-name="Table8.C2" table:number-columns-spanned="2" office:value-type="string">
            <text:p text:style-name="Table_20_Contents">Lists all available dot commands. </text:p>
          </table:table-cell>
          <table:covered-table-cell/>
        </table:table-row>
        <table:table-row>
          <table:table-cell table:style-name="Table8.A2" office:value-type="string">
            <text:p text:style-name="P33">.tables </text:p>
          </table:table-cell>
          <table:table-cell table:style-name="Table8.C2" table:number-columns-spanned="2" office:value-type="string">
            <text:p text:style-name="P87"><text:span text:style-name="T14">S</text:span>hows the names of all tables that have been created in the active database.</text:p>
          </table:table-cell>
          <table:covered-table-cell/>
        </table:table-row>
        <table:table-row>
          <table:table-cell table:style-name="Table8.A2" office:value-type="string">
            <text:p text:style-name="Table_20_Contents">.schema </text:p>
          </table:table-cell>
          <table:table-cell table:style-name="Table8.A2" office:value-type="string">
            <text:p text:style-name="Table_20_Contents">Displays the schema (structure) of a table. </text:p>
          </table:table-cell>
          <table:table-cell table:style-name="Table8.C2" office:value-type="string">
            <text:p text:style-name="P87">When followed by a table name, shows the <text:span text:style-name="Source_20_Text">CREATE TABLE</text:span> <text:s/>statement for that table, which details the table's columns, data types, and constraints.</text:p>
          </table:table-cell>
        </table:table-row>
        <table:table-row>
          <table:table-cell table:style-name="Table8.A2" office:value-type="string">
            <text:p text:style-name="Table_20_Contents">.quit </text:p>
          </table:table-cell>
          <table:table-cell table:style-name="Table8.A2" office:value-type="string">
            <text:p text:style-name="Table_20_Contents">Quits the DuckDB interactive shell. </text:p>
          </table:table-cell>
          <table:table-cell table:style-name="Table8.C2" office:value-type="string">
            <text:p text:style-name="P87">Can be used interchangeably with <text:span text:style-name="Source_20_Text">.exit</text:span></text:p>
          </table:table-cell>
        </table:table-row>
        <table:table-row>
          <table:table-cell table:style-name="Table8.A2" office:value-type="string">
            <text:p text:style-name="Table_20_Contents">.mode </text:p>
          </table:table-cell>
          <table:table-cell table:style-name="Table8.A2" office:value-type="string">
            <text:p text:style-name="Table_20_Contents">Changes the output format for query results. </text:p>
          </table:table-cell>
          <table:table-cell table:style-name="Table8.C2" office:value-type="string">
            <text:p text:style-name="P87">For example, you can output results as tables, CSV, or in other formats.</text:p>
          </table:table-cell>
        </table:table-row>
        <table:table-row>
          <table:table-cell table:style-name="Table8.A2" office:value-type="string">
            <text:p text:style-name="Table_20_Contents">.import </text:p>
          </table:table-cell>
          <table:table-cell table:style-name="Table8.A2" office:value-type="string">
            <text:p text:style-name="Table_20_Contents">Imports data from a CSV file into a table. </text:p>
          </table:table-cell>
          <table:table-cell table:style-name="Table8.C2" office:value-type="string">
            <text:p text:style-name="P16"><text:span text:style-name="Source_20_Text">.import data.csv my_table</text:span></text:p>
          </table:table-cell>
        </table:table-row>
        <table:table-row>
          <table:table-cell table:style-name="Table8.A2" office:value-type="string">
            <text:p text:style-name="Table_20_Contents">.output </text:p>
          </table:table-cell>
          <table:table-cell table:style-name="Table8.A2" office:value-type="string">
            <text:p text:style-name="Table_20_Contents">Redirects query results to a file. </text:p>
          </table:table-cell>
          <table:table-cell table:style-name="Table8.C2" office:value-type="string">
            <text:p text:style-name="P17"><text:span text:style-name="Source_20_Text">.output result.csv</text:span></text:p>
          </table:table-cell>
        </table:table-row>
        <table:table-row>
          <table:table-cell table:style-name="Table8.A2" office:value-type="string">
            <text:p text:style-name="Table_20_Contents">.load </text:p>
          </table:table-cell>
          <table:table-cell table:style-name="Table8.A2" office:value-type="string">
            <text:p text:style-name="Table_20_Contents">Loads an extension or library into the session. </text:p>
          </table:table-cell>
          <table:table-cell table:style-name="Table8.C2" office:value-type="string">
            <text:p text:style-name="P26"><text:span text:style-name="T15">E</text:span>xtensions can be loaded dynamically to add new features, <text:span text:style-name="T14">e.g.</text:span></text:p>
            <text:p text:style-name="P18"><text:span text:style-name="Source_20_Text">.load extension_name</text:span></text:p>
          </table:table-cell>
        </table:table-row>
        <table:table-row>
          <table:table-cell table:style-name="Table8.A2" office:value-type="string">
            <text:p text:style-name="Table_20_Contents">.timing </text:p>
          </table:table-cell>
          <table:table-cell table:style-name="Table8.A2" office:value-type="string">
            <text:p text:style-name="Table_20_Contents">Toggles the display of query execution time. </text:p>
          </table:table-cell>
          <table:table-cell table:style-name="Table8.C2" office:value-type="string">
            <text:p text:style-name="P89"><text:s/><text:span text:style-name="T15">Used </text:span>for performance benchmarking.</text:p>
            <text:p text:style-name="P20"><text:span text:style-name="Source_20_Text">.timing on</text:span></text:p>
          </table:table-cell>
        </table:table-row>
        <table:table-row>
          <table:table-cell table:style-name="Table8.A2" office:value-type="string">
            <text:p text:style-name="Table_20_Contents">.config </text:p>
          </table:table-cell>
          <table:table-cell table:style-name="Table8.A2" office:value-type="string">
            <text:p text:style-name="Table_20_Contents">Shows or sets session-level configuration parameters. </text:p>
          </table:table-cell>
          <table:table-cell table:style-name="Table8.C2" office:value-type="string">
            <text:p text:style-name="P88"><text:span text:style-name="T15">C</text:span>ontrol<text:span text:style-name="T15">s</text:span> DuckDB's behavior, like adjusting memory limits, logging levels, etc.</text:p>
          </table:table-cell>
        </table:table-row>
        <table:table-row>
          <table:table-cell table:style-name="Table8.A2" office:value-type="string">
            <text:p text:style-name="Table_20_Contents">.version </text:p>
          </table:table-cell>
          <table:table-cell table:style-name="Table8.A2" office:value-type="string">
            <text:p text:style-name="Table_20_Contents">Displays the current DuckDB version. </text:p>
          </table:table-cell>
          <table:table-cell table:style-name="Table8.C2" office:value-type="string">
            <text:p text:style-name="P27"><text:span text:style-name="Source_20_Text"/></text:p>
          </table:table-cell>
        </table:table-row>
        <table:table-row>
          <table:table-cell table:style-name="Table8.A2" office:value-type="string">
            <text:p text:style-name="Table_20_Contents">.explain </text:p>
          </table:table-cell>
          <table:table-cell table:style-name="Table8.A2" office:value-type="string">
            <text:p text:style-name="Table_20_Contents">Shows the query execution plan. </text:p>
          </table:table-cell>
          <table:table-cell table:style-name="Table8.C2" office:value-type="string">
            <text:p text:style-name="P27"><text:span text:style-name="T15">P</text:span>rovides detailed execution steps, <text:span text:style-name="T15">to</text:span> <text:span text:style-name="T15">help </text:span>understand how DuckDB is processing the query.</text:p>
            <text:p text:style-name="P19"><text:span text:style-name="Source_20_Text">.explain SELECT * FROM employees;</text:span></text:p>
          </table:table-cell>
        </table:table-row>
        <table:table-row>
          <table:table-cell table:style-name="Table8.A2" office:value-type="string">
            <text:p text:style-name="Table_20_Contents">.log </text:p>
          </table:table-cell>
          <table:table-cell table:style-name="Table8.A2" office:value-type="string">
            <text:p text:style-name="Table_20_Contents">Enables or disables query logging. </text:p>
          </table:table-cell>
          <table:table-cell table:style-name="Table8.C2" office:value-type="string">
            <text:p text:style-name="P26">When enabled, DuckDB will log SQL queries and their execution details.</text:p>
            <text:p text:style-name="P18"><text:span text:style-name="Source_20_Text">.log on</text:span></text:p>
          </table:table-cell>
        </table:table-row>
        <table:table-row>
          <table:table-cell table:style-name="Table8.A2" office:value-type="string">
            <text:p text:style-name="Table_20_Contents">.read </text:p>
          </table:table-cell>
          <table:table-cell table:style-name="Table8.A2" office:value-type="string">
            <text:p text:style-name="Table_20_Contents">Executes SQL statements from an external file. </text:p>
          </table:table-cell>
          <table:table-cell table:style-name="Table8.C2" office:value-type="string">
            <text:p text:style-name="P26"><text:span text:style-name="T14">U</text:span>seful for batch processing or running predefined queries.</text:p>
            <text:p text:style-name="P17"><text:span text:style-name="Source_20_Text">.read my_script.sql</text:span></text:p>
          </table:table-cell>
        </table:table-row>
      </table:table>
      <text:p text:style-name="P39"><text:soft-page-break/>g) What makes DuckDB unique compared to other databases?</text:p>
      <text:p text:style-name="P49">DuckDB is a relatively new database, but it has gained attention for a few key features that make it <text:span text:style-name="Strong_20_Emphasis">unique</text:span> compared to other traditional relational databases like MySQL, PostgreSQL, or SQLite, as well as more modern big data platforms like Apache Spark or Google BigQuery. Here's a simple breakdown of what makes <text:span text:style-name="Strong_20_Emphasis">DuckDB unique</text:span>:</text:p>
      <text:h text:style-name="Heading_20_3" text:outline-level="3">1. <text:span text:style-name="Strong_20_Emphasis">Optimized for Analytical Queries (OLAP)</text:span></text:h>
      <text:list text:style-name="L39">
        <text:list-item>
          <text:p text:style-name="P91"><text:span text:style-name="Strong_20_Emphasis">What it means</text:span>: DuckDB is designed specifically for <text:span text:style-name="Strong_20_Emphasis">analytical workloads</text:span> (OLAP – Online Analytical Processing), which means it's great at handling large volumes of data for tasks like <text:span text:style-name="Strong_20_Emphasis">data analysis</text:span>, <text:span text:style-name="Strong_20_Emphasis">data science</text:span>, and <text:span text:style-name="Strong_20_Emphasis">business intelligence</text:span>.</text:p>
        </text:list-item>
        <text:list-item>
          <text:p text:style-name="P90"><text:span text:style-name="Strong_20_Emphasis">Why it's unique</text:span>: While many databases focus on transactional processing (OLTP – Online Transaction Processing), DuckDB is optimized for running complex <text:span text:style-name="Strong_20_Emphasis">queries</text:span> and <text:span text:style-name="Strong_20_Emphasis">aggregations</text:span> over large datasets. It’s similar to other OLAP systems like <text:span text:style-name="Strong_20_Emphasis">Google BigQuery</text:span> or <text:span text:style-name="Strong_20_Emphasis">Apache Spark</text:span>, but it’s much <text:span text:style-name="Strong_20_Emphasis">lighterweight</text:span> and doesn't require setting up complex infrastructure.</text:p>
        </text:list-item>
      </text:list>
      <text:h text:style-name="Heading_20_3" text:outline-level="3">2. <text:span text:style-name="Strong_20_Emphasis">In-process Database (Serverless)</text:span></text:h>
      <text:list text:style-name="L40">
        <text:list-item>
          <text:p text:style-name="P93"><text:span text:style-name="Strong_20_Emphasis">What it means</text:span>: DuckDB is an <text:span text:style-name="Strong_20_Emphasis">in-process</text:span> database, which means it doesn’t require a separate database server or service to run. You can run it directly inside your <text:span text:style-name="Strong_20_Emphasis">application</text:span> or data analysis environment (e.g., Python, R, Jupyter notebooks).</text:p>
        </text:list-item>
        <text:list-item>
          <text:p text:style-name="P92"><text:span text:style-name="Strong_20_Emphasis">Why it's unique</text:span>: Most traditional databases (like MySQL, PostgreSQL, etc.) require you to set up and maintain a <text:span text:style-name="Strong_20_Emphasis">separate server</text:span>. DuckDB can be embedded directly into your application or used in a local environment without needing complex setup or separate processes.</text:p>
        </text:list-item>
      </text:list>
      <text:h text:style-name="Heading_20_3" text:outline-level="3">3. <text:span text:style-name="Strong_20_Emphasis">Columnar Storage</text:span></text:h>
      <text:list text:style-name="L41">
        <text:list-item>
          <text:p text:style-name="P95"><text:span text:style-name="Strong_20_Emphasis">What it means</text:span>: DuckDB stores data in a <text:span text:style-name="Strong_20_Emphasis">columnar format</text:span>, meaning it organizes and stores data by <text:span text:style-name="Strong_20_Emphasis">columns</text:span> rather than by rows. This is especially good for analytical queries where you often only need a subset of columns.</text:p>
        </text:list-item>
        <text:list-item>
          <text:p text:style-name="P94"><text:span text:style-name="Strong_20_Emphasis">Why it's unique</text:span>: Many traditional relational databases use <text:span text:style-name="Strong_20_Emphasis">row-based storage</text:span> (e.g., MySQL, PostgreSQL), which is more efficient for transactional operations where you need to read/write full rows. Columnar storage, however, is optimized for <text:span text:style-name="Strong_20_Emphasis">scanning large amounts of data quickly</text:span>, making DuckDB very fast for analytic queries like <text:span text:style-name="Strong_20_Emphasis">SUM</text:span>, <text:span text:style-name="Strong_20_Emphasis">AVG</text:span>, and <text:span text:style-name="Strong_20_Emphasis">COUNT</text:span> on large datasets.</text:p>
        </text:list-item>
      </text:list>
      <text:h text:style-name="Heading_20_3" text:outline-level="3">4. <text:span text:style-name="Strong_20_Emphasis">Zero Configuration</text:span></text:h>
      <text:list text:style-name="L42">
        <text:list-item>
          <text:p text:style-name="P97"><text:span text:style-name="Strong_20_Emphasis">What it means</text:span>: DuckDB requires no complex configuration or setup. You can just start using it with minimal setup, whether you're using it in a Python script, a Jupyter notebook, or even as part of a larger data pipeline.</text:p>
        </text:list-item>
        <text:list-item>
          <text:p text:style-name="P96"><text:span text:style-name="Strong_20_Emphasis">Why it's unique</text:span>: Many databases, especially for more complex analytical systems, require a lot of setup and configuration (e.g., setting up servers, configuring clusters). DuckDB, on the other hand, is designed to be <text:span text:style-name="Strong_20_Emphasis">simple to install and use</text:span>, making it very user-friendly for developers, data scientists, and analysts.</text:p>
        </text:list-item>
      </text:list>
      <text:h text:style-name="Heading_20_3" text:outline-level="3"><text:soft-page-break/>5. <text:span text:style-name="Strong_20_Emphasis">Integrates Well with Existing Tools</text:span></text:h>
      <text:list text:style-name="L43">
        <text:list-item>
          <text:p text:style-name="P99"><text:span text:style-name="Strong_20_Emphasis">What it means</text:span>: DuckDB integrates seamlessly with popular data analysis tools and programming languages, especially Python, R, and SQL. For example, you can use it alongside tools like <text:span text:style-name="Strong_20_Emphasis">Pandas</text:span> in Python or <text:span text:style-name="Strong_20_Emphasis">dplyr</text:span> in R, enabling you to easily run SQL queries directly on dataframes.</text:p>
        </text:list-item>
        <text:list-item>
          <text:p text:style-name="P98"><text:span text:style-name="Strong_20_Emphasis">Why it's unique</text:span>: Unlike some other databases that are standalone or require separate systems to interact with analysis tools, DuckDB is built to <text:span text:style-name="Strong_20_Emphasis">complement</text:span> existing workflows, allowing for easy <text:span text:style-name="Strong_20_Emphasis">integration</text:span> without needing complex setup or connections to external databases.</text:p>
        </text:list-item>
      </text:list>
      <text:h text:style-name="Heading_20_3" text:outline-level="3">6. <text:span text:style-name="Strong_20_Emphasis">Highly Efficient for Local/Embedded Use</text:span></text:h>
      <text:list text:style-name="L44">
        <text:list-item>
          <text:p text:style-name="P101"><text:span text:style-name="Strong_20_Emphasis">What it means</text:span>: DuckDB can be embedded directly into a local environment (e.g., on your laptop or server) and is designed to run efficiently on smaller-scale setups without the need for heavy server infrastructure.</text:p>
        </text:list-item>
        <text:list-item>
          <text:p text:style-name="P100"><text:span text:style-name="Strong_20_Emphasis">Why it's unique</text:span>: While traditional databases may require dedicated hardware or cloud infrastructure for scaling, DuckDB can run directly on your local machine with great performance, making it ideal for <text:span text:style-name="Strong_20_Emphasis">personal data analysis</text:span>, small teams, or <text:span text:style-name="Strong_20_Emphasis">embedded analytics</text:span>.</text:p>
        </text:list-item>
      </text:list>
      <text:h text:style-name="Heading_20_3" text:outline-level="3">7. <text:span text:style-name="Strong_20_Emphasis">Extensible and Open Source</text:span></text:h>
      <text:list text:style-name="L45">
        <text:list-item>
          <text:p text:style-name="P103"><text:span text:style-name="Strong_20_Emphasis">What it means</text:span>: DuckDB is open-source, which means anyone can contribute to it, modify it, or use it for free. It also supports extensions for more advanced features (like custom functions, different data formats, etc.).</text:p>
        </text:list-item>
        <text:list-item>
          <text:p text:style-name="P102"><text:span text:style-name="Strong_20_Emphasis">Why it's unique</text:span>: Many modern databases are either proprietary or require licensing fees for advanced features. DuckDB’s <text:span text:style-name="Strong_20_Emphasis">open-source</text:span> nature makes it easy for the community to enhance and extend the database without worrying about licensing costs.</text:p>
        </text:list-item>
      </text:list>
      <text:h text:style-name="Heading_20_3" text:outline-level="3">8. <text:span text:style-name="Strong_20_Emphasis">Lightweight and Fast</text:span></text:h>
      <text:list text:style-name="L46">
        <text:list-item>
          <text:p text:style-name="P105"><text:span text:style-name="Strong_20_Emphasis">What it means</text:span>: DuckDB is known for being <text:span text:style-name="Strong_20_Emphasis">lightweight</text:span> in terms of memory usage and disk space, while still being incredibly fast for many types of analytical workloads.</text:p>
        </text:list-item>
        <text:list-item>
          <text:p text:style-name="P104"><text:span text:style-name="Strong_20_Emphasis">Why it's unique</text:span>: Unlike many traditional relational databases that require a lot of resources to operate efficiently, DuckDB is designed to be <text:span text:style-name="Strong_20_Emphasis">resource-efficient</text:span>, making it a great choice for smaller-scale analytics tasks or embedded applications where resources might be limited.</text:p>
        </text:list-item>
      </text:list>
      <text:p text:style-name="Horizontal_20_Line"/>
      <text:h text:style-name="Heading_20_3" text:outline-level="3">To summarize:</text:h>
      <text:list text:style-name="L47">
        <text:list-item>
          <text:p text:style-name="P107"><text:span text:style-name="Strong_20_Emphasis">Optimized for analytics</text:span> (OLAP) rather than transactional workloads (OLTP).</text:p>
        </text:list-item>
        <text:list-item>
          <text:p text:style-name="P107"><text:span text:style-name="Strong_20_Emphasis">In-process</text:span> and <text:span text:style-name="Strong_20_Emphasis">serverless</text:span> — you don't need a separate database server.</text:p>
        </text:list-item>
        <text:list-item>
          <text:p text:style-name="P107"><text:span text:style-name="Strong_20_Emphasis">Columnar storage</text:span> for fast data analysis.</text:p>
        </text:list-item>
        <text:list-item>
          <text:p text:style-name="P107"><text:span text:style-name="Strong_20_Emphasis">Zero configuration</text:span> — easy to get started with minimal setup.</text:p>
        </text:list-item>
        <text:list-item>
          <text:p text:style-name="P107">Integrates well with tools like <text:span text:style-name="Strong_20_Emphasis">Pandas</text:span>, <text:span text:style-name="Strong_20_Emphasis">Python</text:span>, and <text:span text:style-name="Strong_20_Emphasis">R</text:span>.</text:p>
        </text:list-item>
        <text:list-item>
          <text:p text:style-name="P107"><text:span text:style-name="Strong_20_Emphasis">Lightweight and efficient</text:span> for local, embedded use.</text:p>
        </text:list-item>
        <text:list-item>
          <text:p text:style-name="P106">Fully <text:span text:style-name="Strong_20_Emphasis">open-source</text:span> and extensible.</text:p>
        </text:list-item>
      </text:list>
      <text:h text:style-name="Heading_20_3" text:outline-level="3"><text:soft-page-break/>Example use cases where DuckDB shines:</text:h>
      <text:list text:style-name="L48">
        <text:list-item>
          <text:p text:style-name="P109"><text:span text:style-name="Strong_20_Emphasis">Data Science</text:span>: Quickly running SQL queries over large datasets within Python or Jupyter notebooks.</text:p>
        </text:list-item>
        <text:list-item>
          <text:p text:style-name="P109"><text:span text:style-name="Strong_20_Emphasis">Embedded Analytics</text:span>: Adding fast, simple database support to applications or tools without needing a separate database server.</text:p>
        </text:list-item>
        <text:list-item>
          <text:p text:style-name="P108"><text:span text:style-name="Strong_20_Emphasis">Data Analysis</text:span>: Efficient querying of large CSVs or Parquet files on a local machine.</text:p>
        </text:list-item>
      </text:list>
      <text:p text:style-name="Text_20_body">DuckDB is great when you want the power of SQL-based analytics without the complexity of managing a full-fledged database server, and it's perfect for local or embedded data analysis workflows.</text:p>
      <text:p text:style-name="P49"/>
      <text:p text:style-name="P40">h) Is DuckDB suitable for real-time data processing?</text:p>
      <text:p text:style-name="P50"><text:span text:style-name="Strong_20_Emphasis">DuckDB</text:span> is primarily designed for <text:span text:style-name="Strong_20_Emphasis">analytical queries</text:span> and is optimized for <text:span text:style-name="Strong_20_Emphasis">data analysis</text:span> tasks rather than real-time transactional processing or <text:span text:style-name="Strong_20_Emphasis">streaming data</text:span>. While it excels at <text:span text:style-name="Strong_20_Emphasis">batch processing</text:span> of large datasets, it is not inherently built for <text:span text:style-name="Strong_20_Emphasis">real-time data processing</text:span> (such as real-time transactional workloads, live updates, or continuous data streaming). However, there are a few points to consider when evaluating DuckDB for real-time use cases:</text:p>
      <text:h text:style-name="Heading_20_3" text:outline-level="3">Why DuckDB is <text:span text:style-name="Strong_20_Emphasis">not ideal</text:span> for <text:span text:style-name="Strong_20_Emphasis">real-time data processing</text:span>:</text:h>
      <text:list text:style-name="L49">
        <text:list-item>
          <text:p text:style-name="P110"><text:span text:style-name="Strong_20_Emphasis">Batch-Oriented Design</text:span>:</text:p>
          <text:list>
            <text:list-item>
              <text:p text:style-name="P111">DuckDB is optimized for <text:span text:style-name="Strong_20_Emphasis">analytical queries</text:span> on <text:span text:style-name="Strong_20_Emphasis">large datasets</text:span>. It is great for querying and analyzing static or large datasets, especially when stored in formats like <text:span text:style-name="Strong_20_Emphasis">CSV</text:span>, <text:span text:style-name="Strong_20_Emphasis">Parquet</text:span>, or <text:span text:style-name="Strong_20_Emphasis">ORC</text:span>.</text:p>
            </text:list-item>
            <text:list-item>
              <text:p text:style-name="P111">It does not natively support features like <text:span text:style-name="Strong_20_Emphasis">continuous data ingestion</text:span>, <text:span text:style-name="Strong_20_Emphasis">streaming updates</text:span>, or <text:span text:style-name="Strong_20_Emphasis">low-latency writes</text:span> that are crucial for real-time data processing systems.</text:p>
            </text:list-item>
          </text:list>
        </text:list-item>
        <text:list-item>
          <text:p text:style-name="P110"><text:span text:style-name="Strong_20_Emphasis">No Built-in Support for Event Streams</text:span>:</text:p>
          <text:list>
            <text:list-item>
              <text:p text:style-name="P111">Unlike real-time streaming systems like <text:span text:style-name="Strong_20_Emphasis">Apache Kafka</text:span> or <text:span text:style-name="Strong_20_Emphasis">Apache Flink</text:span>, DuckDB does not have built-in mechanisms to handle <text:span text:style-name="Strong_20_Emphasis">event-driven architectures</text:span> or <text:span text:style-name="Strong_20_Emphasis">streaming data</text:span>. For example, it does not provide out-of-the-box support for handling data in real-time as it arrives, nor does it have support for processing events as they occur.</text:p>
            </text:list-item>
          </text:list>
        </text:list-item>
        <text:list-item>
          <text:p text:style-name="P110"><text:span text:style-name="Strong_20_Emphasis">Limited Transaction Handling</text:span>:</text:p>
          <text:list>
            <text:list-item>
              <text:p text:style-name="P111">DuckDB supports <text:span text:style-name="Strong_20_Emphasis">ACID properties</text:span> for transactions, but it's designed primarily for <text:span text:style-name="Strong_20_Emphasis">batch processing</text:span> and <text:span text:style-name="Strong_20_Emphasis">analytical workloads</text:span>. It’s not built to handle high-frequency transactional writes, like those found in systems such as <text:span text:style-name="Strong_20_Emphasis">MySQL</text:span>, <text:span text:style-name="Strong_20_Emphasis">PostgreSQL</text:span>, or <text:span text:style-name="Strong_20_Emphasis">NoSQL databases</text:span> (like <text:span text:style-name="Strong_20_Emphasis">MongoDB</text:span>), which are designed for low-latency and high-throughput transactional systems.</text:p>
            </text:list-item>
          </text:list>
        </text:list-item>
        <text:list-item>
          <text:p text:style-name="P110"><text:span text:style-name="Strong_20_Emphasis">In-memory Storage</text:span>:</text:p>
          <text:list>
            <text:list-item>
              <text:p text:style-name="P110">DuckDB is designed to work with <text:span text:style-name="Strong_20_Emphasis">in-memory</text:span> data and efficiently process large analytical queries on data that is <text:span text:style-name="Strong_20_Emphasis">already loaded</text:span> into memory. It does not manage <text:span text:style-name="Strong_20_Emphasis">real-time ingestion</text:span> of data or persistent storage that continuously updates with new records, which is a common requirement in real-time processing.</text:p>
            </text:list-item>
          </text:list>
        </text:list-item>
      </text:list>
      <text:p text:style-name="Horizontal_20_Line"/>
      <text:h text:style-name="Heading_20_3" text:outline-level="3"/>
      <text:h text:style-name="P7" text:outline-level="3">When <text:span text:style-name="Strong_20_Emphasis">DuckDB</text:span> Could Still Be Useful in <text:span text:style-name="Strong_20_Emphasis">Real-Time Data Workflows</text:span>:</text:h>
      <text:p text:style-name="Text_20_body">While <text:span text:style-name="Strong_20_Emphasis">DuckDB</text:span> is not optimized for true <text:span text:style-name="Strong_20_Emphasis">real-time</text:span> processing, there are certain situations where it might still play a role in real-time systems:</text:p>
      <text:list text:style-name="L50">
        <text:list-item>
          <text:p text:style-name="P112"><text:span text:style-name="Strong_20_Emphasis">Near-Real-Time Analytics</text:span>:<text:line-break/>If you need to run <text:span text:style-name="Strong_20_Emphasis">complex queries</text:span> or perform <text:span text:style-name="Strong_20_Emphasis">aggregations</text:span> on <text:span text:style-name="Strong_20_Emphasis">recently ingested data</text:span> in a <text:span text:style-name="Strong_20_Emphasis">near-real-time</text:span> fashion (such as performing analytics on the last few minutes or hours of data), DuckDB can still be useful. For example:</text:p>
          <text:list>
            <text:list-item>
              <text:p text:style-name="P113"><text:span text:style-name="Strong_20_Emphasis">Batching real-time data</text:span>: Data might be ingested or streamed into DuckDB in small batches, and then you run complex analytical queries to analyze those batches.</text:p>
            </text:list-item>
            <text:list-item>
              <text:p text:style-name="P113"><text:span text:style-name="Strong_20_Emphasis">Time-series analysis</text:span>: DuckDB can be used to analyze recently collected time-series data (e.g., monitoring data, IoT sensor data) in a <text:span text:style-name="Strong_20_Emphasis">near-real-time</text:span> fashion.</text:p>
            </text:list-item>
          </text:list>
        </text:list-item>
        <text:list-item>
          <text:p text:style-name="P112"><text:span text:style-name="Strong_20_Emphasis">Real-Time Data Export and Post-Processing</text:span>:<text:line-break/>If your system involves streaming data into a more specialized service (like <text:span text:style-name="Strong_20_Emphasis">Kafka</text:span> or <text:span text:style-name="Strong_20_Emphasis">Flink</text:span>) for <text:span text:style-name="Strong_20_Emphasis">real-time processing</text:span>, and you need to <text:span text:style-name="Strong_20_Emphasis">export data</text:span> for <text:span text:style-name="Strong_20_Emphasis">post-processing</text:span> and more complex analysis afterward, DuckDB could be part of that pipeline:</text:p>
          <text:list>
            <text:list-item>
              <text:p text:style-name="P113">For example, you could stream data into a buffer or staging system and then periodically export that data into DuckDB for detailed querying and reporting.</text:p>
            </text:list-item>
          </text:list>
        </text:list-item>
        <text:list-item>
          <text:p text:style-name="P112"><text:span text:style-name="Strong_20_Emphasis">Local or Embedded Analytics</text:span>:<text:line-break/>In embedded or <text:span text:style-name="Strong_20_Emphasis">edge computing</text:span> scenarios where data is collected locally and must be analyzed without a dedicated server, DuckDB can provide fast querying of locally stored data on devices or within local systems, though this is still not <text:span text:style-name="Strong_20_Emphasis">real-time</text:span> in the streaming sense.</text:p>
        </text:list-item>
        <text:list-item>
          <text:p text:style-name="P112"><text:span text:style-name="Strong_20_Emphasis">High-performance Analytics</text:span>:<text:line-break/>If your real-time system involves significant analytical processing (e.g., ad-hoc querying or batch processing), DuckDB could be a <text:span text:style-name="Strong_20_Emphasis">fast</text:span> engine for those parts of the workflow. For example, in a <text:span text:style-name="Strong_20_Emphasis">real-time dashboard</text:span>, you might aggregate recent data into a table that DuckDB can quickly query for generating reports.</text:p>
        </text:list-item>
      </text:list>
      <text:p text:style-name="Horizontal_20_Line"/>
      <text:h text:style-name="Heading_20_3" text:outline-level="3">Alternatives for <text:span text:style-name="Strong_20_Emphasis">Real-Time Data Processing</text:span>:</text:h>
      <text:p text:style-name="Text_20_body">For true real-time data processing, there are several alternatives designed specifically for this use case:</text:p>
      <text:list text:style-name="L51">
        <text:list-item>
          <text:p text:style-name="P114"><text:span text:style-name="Strong_20_Emphasis">Apache Kafka</text:span>: A <text:span text:style-name="Strong_20_Emphasis">distributed event streaming platform</text:span> used for building real-time data pipelines and streaming applications. Kafka is widely used for ingesting and processing real-time data.</text:p>
        </text:list-item>
        <text:list-item>
          <text:p text:style-name="P114"><text:span text:style-name="Strong_20_Emphasis">Apache Flink</text:span>: A <text:span text:style-name="Strong_20_Emphasis">streaming data processing framework</text:span> for real-time analytics, event-driven applications, and low-latency data processing. Flink is highly optimized for streaming and processing real-time events.</text:p>
        </text:list-item>
        <text:list-item>
          <text:p text:style-name="P114"><text:soft-page-break/><text:span text:style-name="Strong_20_Emphasis">Apache Spark (Streaming)</text:span>: <text:span text:style-name="Strong_20_Emphasis">Spark Streaming</text:span> allows for real-time processing of data streams and can handle batch processing in parallel, making it suitable for both batch and real-time analytics.</text:p>
        </text:list-item>
        <text:list-item>
          <text:p text:style-name="P114"><text:span text:style-name="Strong_20_Emphasis">Amazon Kinesis</text:span>: A fully managed <text:span text:style-name="Strong_20_Emphasis">streaming service</text:span> on AWS that allows real-time processing of large amounts of streaming data for applications like <text:span text:style-name="Strong_20_Emphasis">real-time analytics</text:span>.</text:p>
        </text:list-item>
        <text:list-item>
          <text:p text:style-name="P114"><text:span text:style-name="Strong_20_Emphasis">Redis Streams</text:span>:<text:line-break/>Redis supports <text:span text:style-name="Strong_20_Emphasis">streams</text:span> and can be used to ingest, buffer, and process real-time data with low latency, suitable for real-time analytics or event-driven systems.</text:p>
        </text:list-item>
      </text:list>
      <text:p text:style-name="Horizontal_20_Line"/>
      <text:h text:style-name="Heading_20_3" text:outline-level="3">Conclusion:</text:h>
      <text:list text:style-name="L52">
        <text:list-item>
          <text:p text:style-name="P116"><text:span text:style-name="Strong_20_Emphasis">DuckDB</text:span> is not designed for <text:span text:style-name="Strong_20_Emphasis">real-time data processing</text:span> (e.g., continuous data streaming or low-latency writes), but it can be useful for <text:span text:style-name="Strong_20_Emphasis">near-real-time analytics</text:span> when data is processed in <text:span text:style-name="Strong_20_Emphasis">batches</text:span> or after it's collected.</text:p>
        </text:list-item>
        <text:list-item>
          <text:p text:style-name="P116">DuckDB is <text:span text:style-name="Strong_20_Emphasis">ideal for analytical workloads</text:span> that require high performance on large datasets, especially when you're working with structured data in <text:span text:style-name="Strong_20_Emphasis">batch processing</text:span> scenarios.</text:p>
        </text:list-item>
        <text:list-item>
          <text:p text:style-name="P115">For <text:span text:style-name="Strong_20_Emphasis">true real-time streaming</text:span> or <text:span text:style-name="Strong_20_Emphasis">event-driven applications</text:span>, you'll need to consider systems like <text:span text:style-name="Strong_20_Emphasis">Kafka</text:span>, <text:span text:style-name="Strong_20_Emphasis">Flink</text:span>, <text:span text:style-name="Strong_20_Emphasis">Redis Streams</text:span>, or <text:span text:style-name="Strong_20_Emphasis">Apache Spark</text:span>, which are designed for real-time data ingestion and processing.</text:p>
        </text:list-item>
      </text:list>
      <text:p text:style-name="P50"/>
      <text:p text:style-name="P40"><text:span text:style-name="T16">i</text:span>) Difference between read_csv and read_csv_auto</text:p>
      <text:p text:style-name="P39"><text:span text:style-name="T8">In </text:span><text:span text:style-name="Strong_20_Emphasis"><text:span text:style-name="T8">DuckDB</text:span></text:span><text:span text:style-name="T8">, both </text:span><text:span text:style-name="Source_20_Text"><text:span text:style-name="T8">read_csv</text:span></text:span><text:span text:style-name="T8"> and </text:span><text:span text:style-name="Source_20_Text"><text:span text:style-name="T8">read_csv_auto</text:span></text:span><text:span text:style-name="T8"> are used to load CSV files into the database. However, they differ in how they handle the </text:span><text:span text:style-name="Strong_20_Emphasis"><text:span text:style-name="T8">structure of the data</text:span></text:span><text:span text:style-name="T8"> (like column types) when reading the CSV file. Here's a simple breakdown of each:</text:span></text:p>
      <text:h text:style-name="Heading_20_3" text:outline-level="3">1. <text:span text:style-name="Strong_20_Emphasis"><text:span text:style-name="Source_20_Text">read_csv</text:span></text:span>:</text:h>
      <text:list text:style-name="L53">
        <text:list-item>
          <text:p text:style-name="P117"><text:span text:style-name="Strong_20_Emphasis">Purpose</text:span>: Loads data from a CSV file into DuckDB, but <text:span text:style-name="Strong_20_Emphasis">you have to specify</text:span> the data types for each column yourself.</text:p>
        </text:list-item>
        <text:list-item>
          <text:p text:style-name="P117"><text:span text:style-name="Strong_20_Emphasis">How it works</text:span>: You need to define <text:span text:style-name="Strong_20_Emphasis">which data type</text:span> each column should have when reading the file (e.g., <text:span text:style-name="Source_20_Text">INTEGER</text:span>, <text:span text:style-name="Source_20_Text">VARCHAR</text:span>, <text:span text:style-name="Source_20_Text">DATE</text:span>, etc.). This gives you full control over how the data is interpreted but requires you to know the structure of the data in advance.</text:p>
          <text:p text:style-name="P117"><text:span text:style-name="Strong_20_Emphasis">Example</text:span>:</text:p>
          <text:p text:style-name="P22"><text:span text:style-name="Source_20_Text">CREATE TABLE my_table AS</text:span></text:p>
          <text:p text:style-name="P21"><text:span text:style-name="Source_20_Text">SELECT * FROM read_csv('data.csv', columns=[('id', 'INTEGER'), ('name', 'VARCHAR'), ('age', 'INTEGER')]);</text:span></text:p>
        </text:list-item>
        <text:list-item>
          <text:p text:style-name="P117"><text:span text:style-name="Strong_20_Emphasis">When to use</text:span>: Use <text:span text:style-name="Source_20_Text">read_csv</text:span> when you want to explicitly define the column types and have control over the data's structure.</text:p>
        </text:list-item>
      </text:list>
      <text:h text:style-name="Heading_20_3" text:outline-level="3">2. <text:span text:style-name="Strong_20_Emphasis"><text:span text:style-name="Source_20_Text">read_csv_auto</text:span></text:span>:</text:h>
      <text:list text:style-name="L54">
        <text:list-item>
          <text:p text:style-name="P118"><text:span text:style-name="Strong_20_Emphasis">Purpose</text:span>: Loads data from a CSV file into DuckDB, and <text:span text:style-name="Strong_20_Emphasis">automatically</text:span> infers the data types of the columns based on the data in the file.</text:p>
        </text:list-item>
        <text:list-item>
          <text:p text:style-name="P118"><text:span text:style-name="Strong_20_Emphasis">How it works</text:span>: You don’t have to manually specify the data types. DuckDB looks at the data in the CSV file and <text:span text:style-name="Strong_20_Emphasis">automatically figures out</text:span> the best data type for each column (e.g., <text:span text:style-name="Source_20_Text">INTEGER</text:span>, <text:span text:style-name="Source_20_Text">VARCHAR</text:span>, <text:span text:style-name="Source_20_Text">FLOAT</text:span>, etc.). This is much more convenient and faster if you don’t want to manually inspect and define the data types.</text:p>
          <text:p text:style-name="P118"><text:span text:style-name="Strong_20_Emphasis">Example</text:span>:</text:p>
          <text:p text:style-name="P24"><text:span text:style-name="Source_20_Text">CREATE TABLE my_table AS</text:span></text:p>
          <text:p text:style-name="P23"><text:span text:style-name="Source_20_Text">SELECT * FROM read_csv_auto('data.csv');</text:span></text:p>
        </text:list-item>
        <text:list-item>
          <text:p text:style-name="P118"><text:span text:style-name="Strong_20_Emphasis">When to use</text:span>: Use <text:span text:style-name="Source_20_Text">read_csv_auto</text:span> when you don’t want to manually define column types and you trust DuckDB to <text:span text:style-name="Strong_20_Emphasis">automatically detect</text:span> the correct data types.</text:p>
        </text:list-item>
      </text:list>
      <text:h text:style-name="Heading_20_3" text:outline-level="3">When to Choose Each:</text:h>
      <text:list text:style-name="L56">
        <text:list-item>
          <text:p text:style-name="P121"><text:span text:style-name="Strong_20_Emphasis">Use </text:span><text:span text:style-name="Strong_20_Emphasis"><text:span text:style-name="Source_20_Text">read_csv</text:span></text:span>: When you need precise control over the data types and want to avoid any mistakes with type inference.</text:p>
        </text:list-item>
        <text:list-item>
          <text:p text:style-name="P120"><text:span text:style-name="Strong_20_Emphasis">Use </text:span><text:span text:style-name="Strong_20_Emphasis"><text:span text:style-name="Source_20_Text">read_csv_auto</text:span></text:span>: When you want <text:span text:style-name="Strong_20_Emphasis">convenience</text:span> and don’t want to worry about the exact types, especially if the CSV file is straightforward and doesn’t have mixed or complex data types.</text:p>
        </text:list-item>
      </text:list>
      <text:p text:style-name="P39"><text:soft-page-break/><text:span text:style-name="T13">j</text:span>) What is the purpose and advantages of using an IDE such as DBeaver?</text:p>
      <text:p text:style-name="P1"><text:span text:style-name="T9">An </text:span><text:span text:style-name="Strong_20_Emphasis"><text:span text:style-name="T9">IDE (Integrated Development Environment)</text:span></text:span><text:span text:style-name="T9"> like </text:span><text:span text:style-name="Strong_20_Emphasis"><text:span text:style-name="T9">DBeaver</text:span></text:span><text:span text:style-name="T9"> is a tool designed to help you interact with databases in a more efficient, organized, and user-friendly way. DBeaver is a popular open-source database management tool that supports various relational and NoSQL databases, such as MySQL, PostgreSQL, SQLite, DuckDB, and more. </text:span></text:p>
      <text:h text:style-name="Heading_20_3" text:outline-level="3">Purpose of Using an IDE like DBeaver:</text:h>
      <text:list text:style-name="L58">
        <text:list-item>
          <text:p text:style-name="P123"><text:span text:style-name="Strong_20_Emphasis">Centralized Database Management</text:span>:</text:p>
          <text:list>
            <text:list-item>
              <text:p text:style-name="P124">DBeaver allows you to connect to <text:span text:style-name="Strong_20_Emphasis">multiple databases</text:span> from a single interface. You can manage different databases (like MySQL, PostgreSQL, SQL Server, etc.) all in one place without switching between tools or command-line interfaces.</text:p>
            </text:list-item>
          </text:list>
        </text:list-item>
        <text:list-item>
          <text:p text:style-name="P123"><text:span text:style-name="Strong_20_Emphasis">Simplifies SQL Querying</text:span>:</text:p>
          <text:list>
            <text:list-item>
              <text:p text:style-name="P124">DBeaver provides a <text:span text:style-name="Strong_20_Emphasis">SQL editor</text:span> with features like syntax highlighting, autocomplete, and query formatting, making it much easier to write and execute SQL queries. It also provides an interactive way to test queries against your database without needing to switch contexts.</text:p>
            </text:list-item>
          </text:list>
        </text:list-item>
        <text:list-item>
          <text:p text:style-name="P123"><text:span text:style-name="Strong_20_Emphasis">Database Design and Visualization</text:span>:</text:p>
          <text:list>
            <text:list-item>
              <text:p text:style-name="P124">You can use DBeaver to <text:span text:style-name="Strong_20_Emphasis">visualize</text:span> your database schema and structure. It supports <text:span text:style-name="Strong_20_Emphasis">ER (Entity-Relationship) diagrams</text:span>, allowing you to see how tables, columns, and relationships interact. This is especially helpful when working with large and complex databases.</text:p>
            </text:list-item>
          </text:list>
        </text:list-item>
        <text:list-item>
          <text:p text:style-name="P123"><text:span text:style-name="Strong_20_Emphasis">Data Exploration and Analysis</text:span>:</text:p>
          <text:list>
            <text:list-item>
              <text:p text:style-name="P124">DBeaver makes it easy to <text:span text:style-name="Strong_20_Emphasis">browse, filter, and analyze</text:span> your data. You can view table data, filter and sort results, and even perform data manipulations directly in the tool, all through a graphical interface.</text:p>
            </text:list-item>
          </text:list>
        </text:list-item>
        <text:list-item>
          <text:p text:style-name="P123"><text:span text:style-name="Strong_20_Emphasis">Data Import/Export</text:span>:</text:p>
          <text:list>
            <text:list-item>
              <text:p text:style-name="P124">You can easily <text:span text:style-name="Strong_20_Emphasis">import</text:span> and <text:span text:style-name="Strong_20_Emphasis">export data</text:span> in various formats (like CSV, Excel, JSON, SQL) using DBeaver. This simplifies tasks such as <text:span text:style-name="Strong_20_Emphasis">data migration</text:span> or <text:span text:style-name="Strong_20_Emphasis">backups</text:span> compared to doing them manually through SQL scripts.</text:p>
            </text:list-item>
          </text:list>
        </text:list-item>
        <text:list-item>
          <text:p text:style-name="P123"><text:span text:style-name="Strong_20_Emphasis">Database Administration</text:span>:</text:p>
          <text:list>
            <text:list-item>
              <text:p text:style-name="P123">DBeaver also provides tools for <text:span text:style-name="Strong_20_Emphasis">administrative tasks</text:span>, such as managing users, permissions, indexes, and foreign keys. You can even run <text:span text:style-name="Strong_20_Emphasis">server-side procedures</text:span>, monitor the database, and check for performance issues directly from the IDE.</text:p>
            </text:list-item>
          </text:list>
        </text:list-item>
      </text:list>
      <text:h text:style-name="Heading_20_3" text:outline-level="3"/>
      <text:h text:style-name="P7" text:outline-level="3">Advantages of Using DBeaver:</text:h>
      <text:list text:style-name="L59">
        <text:list-item>
          <text:p text:style-name="P125"><text:span text:style-name="Strong_20_Emphasis">Cross-Database Support</text:span>:</text:p>
          <text:list>
            <text:list-item>
              <text:p text:style-name="P126"><text:span text:style-name="Strong_20_Emphasis">DBeaver supports a wide range of databases</text:span>, from relational databases like MySQL, PostgreSQL, and SQLite to NoSQL databases like MongoDB and Cassandra. You don’t need to switch tools for different types of databases. This makes it very versatile for developers and DBAs working with multiple database systems.</text:p>
            </text:list-item>
          </text:list>
        </text:list-item>
        <text:list-item>
          <text:p text:style-name="P125"><text:span text:style-name="Strong_20_Emphasis">User-Friendly Interface</text:span>:</text:p>
          <text:list>
            <text:list-item>
              <text:p text:style-name="P126">DBeaver has an intuitive, <text:span text:style-name="Strong_20_Emphasis">graphical interface</text:span> that simplifies many database tasks. You don’t have to rely solely on complex SQL commands or the command line for basic operations. For example, you can visually inspect data, create tables, and manage database objects through point-and-click interfaces.</text:p>
            </text:list-item>
          </text:list>
        </text:list-item>
        <text:list-item>
          <text:p text:style-name="P125"><text:span text:style-name="Strong_20_Emphasis">SQL Autocompletion and Syntax Highlighting</text:span>:</text:p>
          <text:list>
            <text:list-item>
              <text:p text:style-name="P126">The <text:span text:style-name="Strong_20_Emphasis">SQL editor</text:span> in DBeaver has features like <text:span text:style-name="Strong_20_Emphasis">autocomplete</text:span> (which suggests table names, column names, and SQL keywords) and <text:span text:style-name="Strong_20_Emphasis">syntax highlighting</text:span>, helping you write error-free SQL queries faster. This reduces mistakes and improves productivity.</text:p>
            </text:list-item>
          </text:list>
        </text:list-item>
        <text:list-item>
          <text:p text:style-name="P125"><text:span text:style-name="Strong_20_Emphasis">Data Visualization and Query Results</text:span>:</text:p>
          <text:list>
            <text:list-item>
              <text:p text:style-name="P126">When you run a query, DBeaver not only displays the results in a <text:span text:style-name="Strong_20_Emphasis">tabular format</text:span> but also allows you to <text:span text:style-name="Strong_20_Emphasis">visualize</text:span> the data. You can use built-in features to generate <text:span text:style-name="Strong_20_Emphasis">charts and graphs</text:span> from your query results, making it easier to analyze data visually.</text:p>
            </text:list-item>
          </text:list>
        </text:list-item>
        <text:list-item>
          <text:p text:style-name="P125"><text:span text:style-name="Strong_20_Emphasis">ER Diagrams and Database Design</text:span>:</text:p>
          <text:list>
            <text:list-item>
              <text:p text:style-name="P126">DBeaver makes it easy to visualize your <text:span text:style-name="Strong_20_Emphasis">database schema</text:span> and generate <text:span text:style-name="Strong_20_Emphasis">ER diagrams</text:span>, showing how tables are connected to one another through primary and foreign keys. This is crucial when designing a database or trying to understand an existing schema.</text:p>
            </text:list-item>
          </text:list>
        </text:list-item>
        <text:list-item>
          <text:p text:style-name="P125"><text:span text:style-name="Strong_20_Emphasis">Data Import/Export</text:span>:</text:p>
          <text:list>
            <text:list-item>
              <text:p text:style-name="P126">DBeaver offers <text:span text:style-name="Strong_20_Emphasis">simple data import/export features</text:span>. You can load data from CSV files or export query results to formats like Excel, CSV, and SQL. This is very useful for migrating data or sharing data with others.</text:p>
            </text:list-item>
          </text:list>
        </text:list-item>
        <text:list-item>
          <text:p text:style-name="P125"><text:span text:style-name="Strong_20_Emphasis">Advanced SQL Execution Features</text:span>:</text:p>
          <text:list>
            <text:list-item>
              <text:p text:style-name="P126">DBeaver provides <text:span text:style-name="Strong_20_Emphasis">advanced features</text:span> like <text:span text:style-name="Strong_20_Emphasis">batch execution</text:span> (running multiple queries at once), <text:span text:style-name="Strong_20_Emphasis">query history</text:span>, and <text:span text:style-name="Strong_20_Emphasis">visual query builders</text:span>. This makes it easier for both beginners and experienced developers to work with databases efficiently.</text:p>
            </text:list-item>
          </text:list>
        </text:list-item>
        <text:list-item>
          <text:p text:style-name="P125"><text:span text:style-name="Strong_20_Emphasis">Extensibility and Plugins</text:span>:</text:p>
          <text:list>
            <text:list-item>
              <text:p text:style-name="P126">DBeaver supports <text:span text:style-name="Strong_20_Emphasis">plugins</text:span> and is highly <text:span text:style-name="Strong_20_Emphasis">extensible</text:span>, which means you can customize it to fit your specific needs. You can install additional features to support specific database types, improve performance, or add extra functionality.</text:p>
            </text:list-item>
          </text:list>
        </text:list-item>
      </text:list>
      <text:p text:style-name="P47"/>
      <text:p text:style-name="P47"/>
      <text:p text:style-name="P47"/>
      <text:list text:continue-numbering="true" text:style-name="L59">
        <text:list-item>
          <text:p text:style-name="P125"><text:soft-page-break/><text:span text:style-name="Strong_20_Emphasis">Free and Open Source</text:span>:</text:p>
          <text:list>
            <text:list-item>
              <text:p text:style-name="P126">DBeaver is <text:span text:style-name="Strong_20_Emphasis">free</text:span> to use and open-source. You get all the essential features without paying for a license, making it accessible to everyone from individual developers to large organizations.</text:p>
            </text:list-item>
          </text:list>
        </text:list-item>
        <text:list-item>
          <text:p text:style-name="P125"><text:span text:style-name="Strong_20_Emphasis">Cross-Platform</text:span>:</text:p>
          <text:list>
            <text:list-item>
              <text:p text:style-name="P125">DBeaver works on <text:span text:style-name="Strong_20_Emphasis">Windows</text:span>, <text:span text:style-name="Strong_20_Emphasis">Mac</text:span>, and <text:span text:style-name="Strong_20_Emphasis">Linux</text:span>. So, regardless of your operating system, you can use it for database management and development.</text:p>
            </text:list-item>
          </text:list>
        </text:list-item>
      </text:list>
      <text:p text:style-name="Horizontal_20_Line"/>
      <text:h text:style-name="Heading_20_3" text:outline-level="3">Common Use Cases for DBeaver:</text:h>
      <text:list text:style-name="L60">
        <text:list-item>
          <text:p text:style-name="P127"><text:span text:style-name="Strong_20_Emphasis">Developing and Testing Queries</text:span>:<text:line-break/>You can use DBeaver to <text:span text:style-name="Strong_20_Emphasis">write, test, and debug</text:span> SQL queries against a live database. It’s especially helpful when you’re working with complex queries and need to quickly test different versions.</text:p>
        </text:list-item>
        <text:list-item>
          <text:p text:style-name="P127"><text:span text:style-name="Strong_20_Emphasis">Managing Database Schemas</text:span>:<text:line-break/>You can visually inspect and modify database schemas, including <text:span text:style-name="Strong_20_Emphasis">creating tables</text:span>, adding <text:span text:style-name="Strong_20_Emphasis">foreign keys</text:span>, and altering <text:span text:style-name="Strong_20_Emphasis">indexes</text:span>.</text:p>
        </text:list-item>
        <text:list-item>
          <text:p text:style-name="P127"><text:span text:style-name="Strong_20_Emphasis">Data Analysis and Reporting</text:span>:<text:line-break/>DBeaver’s ability to display query results in tables, as well as its support for data visualizations like charts, makes it useful for analyzing data and generating reports.</text:p>
        </text:list-item>
        <text:list-item>
          <text:p text:style-name="P127"><text:span text:style-name="Strong_20_Emphasis">Data Migration</text:span>:<text:line-break/>Use DBeaver to <text:span text:style-name="Strong_20_Emphasis">import/export</text:span> data in various formats (CSV, Excel, JSON, SQL) when migrating data between different databases or between different formats.</text:p>
        </text:list-item>
        <text:list-item>
          <text:p text:style-name="P127"><text:span text:style-name="Strong_20_Emphasis">Database Administration</text:span>:<text:line-break/>It’s a good tool for <text:span text:style-name="Strong_20_Emphasis">administrators</text:span> to monitor database health, manage users, and perform other routine administrative tasks. You can also view performance metrics, like query execution times, directly within DBeaver.</text:p>
        </text:list-item>
      </text:list>
      <text:p text:style-name="Horizontal_20_Line"/>
      <text:h text:style-name="Heading_20_3" text:outline-level="3">Conclusion:</text:h>
      <text:p text:style-name="Text_20_body">DBeaver is a powerful tool for anyone working with databases, from developers to database administrators. It simplifies many tasks related to <text:span text:style-name="Strong_20_Emphasis">querying</text:span>, <text:span text:style-name="Strong_20_Emphasis">data management</text:span>, <text:span text:style-name="Strong_20_Emphasis">administration</text:span>, and <text:span text:style-name="Strong_20_Emphasis">data visualization</text:span>. Its cross-platform support, extensibility, and ease of use make it a great choice for database professionals and data analysts alike.</text:p>
      <text:p text:style-name="Text_20_body">If you work with multiple databases or need to perform complex SQL queries, DBeaver provides a <text:span text:style-name="Strong_20_Emphasis">one-stop solution</text:span> that streamlines your workflow, enhances productivity, and makes database management easier.</text:p>
      <text:p text:style-name="P25" loext:marker-style-name="T2"><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8:47:55.941000000</meta:creation-date>
    <dc:date>2024-11-16T19:13:31.773000000</dc:date>
    <meta:editing-duration>PT33M10S</meta:editing-duration>
    <meta:editing-cycles>2</meta:editing-cycles>
    <meta:generator>LibreOffice/24.2.1.2$Windows_X86_64 LibreOffice_project/db4def46b0453cc22e2d0305797cf981b68ef5ac</meta:generator>
    <meta:document-statistic meta:table-count="8" meta:image-count="0" meta:object-count="0" meta:page-count="18" meta:paragraph-count="385" meta:word-count="5654" meta:character-count="35582" meta:non-whitespace-character-count="30362"/>
  </office:meta>
</office:document-meta>
</file>